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65BEFE37CCD98E2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hancery Uralic" svg:font-family="'Chancery Uralic'" style:font-pitch="variable"/>
    <style:font-face style:name="Liberation Mono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Mono2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weight="bold" officeooo:rsid="0017acd4" officeooo:paragraph-rsid="0017acd4" style:font-size-asian="15pt" style:font-weight-asian="bold" style:font-size-complex="15pt" style:font-weight-complex="bold"/>
    </style:style>
    <style:style style:name="P2" style:family="paragraph" style:parent-style-name="Preformatted_20_Text">
      <style:text-properties fo:font-size="15pt" fo:font-weight="bold" officeooo:rsid="00409a71" officeooo:paragraph-rsid="00409a71" style:font-size-asian="15pt" style:font-weight-asian="bold" style:font-size-complex="15pt" style:font-weight-complex="bold"/>
    </style:style>
    <style:style style:name="P3" style:family="paragraph" style:parent-style-name="Preformatted_20_Text">
      <style:text-properties fo:font-size="15pt" fo:font-weight="bold" officeooo:rsid="0042cb1f" officeooo:paragraph-rsid="0042cb1f" style:font-size-asian="15pt" style:font-weight-asian="bold" style:font-size-complex="15pt" style:font-weight-complex="bold"/>
    </style:style>
    <style:style style:name="P4" style:family="paragraph" style:parent-style-name="Preformatted_20_Text">
      <style:text-properties fo:font-size="10pt" fo:font-weight="normal" officeooo:rsid="0017acd4" officeooo:paragraph-rsid="0017acd4" style:font-size-asian="8.75pt" style:font-weight-asian="normal" style:font-size-complex="10pt" style:font-weight-complex="normal"/>
    </style:style>
    <style:style style:name="P5" style:family="paragraph" style:parent-style-name="Preformatted_20_Text">
      <style:text-properties fo:font-size="10pt" fo:font-weight="normal" officeooo:rsid="0019a1fe" officeooo:paragraph-rsid="0019a1fe" style:font-size-asian="8.75pt" style:font-weight-asian="normal" style:font-size-complex="10pt" style:font-weight-complex="normal"/>
    </style:style>
    <style:style style:name="P6" style:family="paragraph" style:parent-style-name="Preformatted_20_Text">
      <style:text-properties fo:font-size="10pt" fo:font-weight="normal" officeooo:rsid="001b3ff4" officeooo:paragraph-rsid="001b3ff4" style:font-size-asian="8.75pt" style:font-weight-asian="normal" style:font-size-complex="10pt" style:font-weight-complex="normal"/>
    </style:style>
    <style:style style:name="P7" style:family="paragraph" style:parent-style-name="Preformatted_20_Text">
      <style:text-properties fo:font-size="10pt" fo:font-weight="normal" officeooo:rsid="001c46bd" officeooo:paragraph-rsid="001c46bd" style:font-size-asian="8.75pt" style:font-weight-asian="normal" style:font-size-complex="10pt" style:font-weight-complex="normal"/>
    </style:style>
    <style:style style:name="P8" style:family="paragraph" style:parent-style-name="Preformatted_20_Text">
      <style:text-properties fo:font-size="10pt" fo:font-weight="normal" officeooo:rsid="00266031" officeooo:paragraph-rsid="00266031" style:font-size-asian="8.75pt" style:font-weight-asian="normal" style:font-size-complex="10pt" style:font-weight-complex="normal"/>
    </style:style>
    <style:style style:name="P9" style:family="paragraph" style:parent-style-name="Preformatted_20_Text">
      <style:text-properties fo:font-size="10pt" fo:font-weight="normal" officeooo:rsid="002712db" officeooo:paragraph-rsid="002712db" style:font-size-asian="8.75pt" style:font-weight-asian="normal" style:font-size-complex="10pt" style:font-weight-complex="normal"/>
    </style:style>
    <style:style style:name="P10" style:family="paragraph" style:parent-style-name="Preformatted_20_Text">
      <style:text-properties fo:font-size="10pt" fo:font-weight="normal" officeooo:rsid="0028b5a7" officeooo:paragraph-rsid="0028b5a7" style:font-size-asian="8.75pt" style:font-weight-asian="normal" style:font-size-complex="10pt" style:font-weight-complex="normal"/>
    </style:style>
    <style:style style:name="P11" style:family="paragraph" style:parent-style-name="Preformatted_20_Text">
      <style:text-properties fo:font-size="10pt" fo:font-weight="normal" officeooo:rsid="002c8506" officeooo:paragraph-rsid="002c8506" style:font-size-asian="8.75pt" style:font-weight-asian="normal" style:font-size-complex="10pt" style:font-weight-complex="normal"/>
    </style:style>
    <style:style style:name="P12" style:family="paragraph" style:parent-style-name="Preformatted_20_Text">
      <style:text-properties fo:font-size="10pt" fo:font-weight="normal" officeooo:rsid="002c8506" officeooo:paragraph-rsid="002e1a11" style:font-size-asian="8.75pt" style:font-weight-asian="normal" style:font-size-complex="10pt" style:font-weight-complex="normal"/>
    </style:style>
    <style:style style:name="P13" style:family="paragraph" style:parent-style-name="Preformatted_20_Text">
      <style:text-properties fo:font-size="10pt" fo:font-weight="normal" officeooo:rsid="002decf1" officeooo:paragraph-rsid="002decf1" style:font-size-asian="8.75pt" style:font-weight-asian="normal" style:font-size-complex="10pt" style:font-weight-complex="normal"/>
    </style:style>
    <style:style style:name="P14" style:family="paragraph" style:parent-style-name="Preformatted_20_Text">
      <style:text-properties fo:font-size="10pt" fo:font-weight="normal" officeooo:rsid="002e1a11" officeooo:paragraph-rsid="002e1a11" style:font-size-asian="8.75pt" style:font-weight-asian="normal" style:font-size-complex="10pt" style:font-weight-complex="normal"/>
    </style:style>
    <style:style style:name="P15" style:family="paragraph" style:parent-style-name="Preformatted_20_Text">
      <style:text-properties fo:font-size="10pt" fo:font-weight="normal" officeooo:rsid="002f9e6f" officeooo:paragraph-rsid="002f9e6f" style:font-size-asian="8.75pt" style:font-weight-asian="normal" style:font-size-complex="10pt" style:font-weight-complex="normal"/>
    </style:style>
    <style:style style:name="P16" style:family="paragraph" style:parent-style-name="Preformatted_20_Text">
      <style:text-properties fo:font-size="10pt" fo:font-weight="normal" officeooo:rsid="00329244" officeooo:paragraph-rsid="00329244" style:font-size-asian="8.75pt" style:font-weight-asian="normal" style:font-size-complex="10pt" style:font-weight-complex="normal"/>
    </style:style>
    <style:style style:name="P17" style:family="paragraph" style:parent-style-name="Preformatted_20_Text">
      <style:text-properties fo:font-size="10pt" fo:font-weight="normal" officeooo:rsid="00346112" officeooo:paragraph-rsid="00346112" style:font-size-asian="8.75pt" style:font-weight-asian="normal" style:font-size-complex="10pt" style:font-weight-complex="normal"/>
    </style:style>
    <style:style style:name="P18" style:family="paragraph" style:parent-style-name="Preformatted_20_Text">
      <style:text-properties fo:font-size="10pt" fo:font-weight="normal" officeooo:rsid="00364cd9" officeooo:paragraph-rsid="00364cd9" style:font-size-asian="8.75pt" style:font-weight-asian="normal" style:font-size-complex="10pt" style:font-weight-complex="normal"/>
    </style:style>
    <style:style style:name="P19" style:family="paragraph" style:parent-style-name="Preformatted_20_Text">
      <style:text-properties fo:font-size="10pt" fo:font-weight="normal" officeooo:rsid="00374ebd" officeooo:paragraph-rsid="00374ebd" style:font-size-asian="8.75pt" style:font-weight-asian="normal" style:font-size-complex="10pt" style:font-weight-complex="normal"/>
    </style:style>
    <style:style style:name="P20" style:family="paragraph" style:parent-style-name="Preformatted_20_Text">
      <style:text-properties fo:font-size="10pt" fo:font-weight="normal" officeooo:rsid="003a9af3" officeooo:paragraph-rsid="003a9af3" style:font-size-asian="8.75pt" style:font-weight-asian="normal" style:font-size-complex="10pt" style:font-weight-complex="normal"/>
    </style:style>
    <style:style style:name="P21" style:family="paragraph" style:parent-style-name="Preformatted_20_Text">
      <style:text-properties fo:font-size="10pt" fo:font-weight="normal" officeooo:rsid="003b9950" officeooo:paragraph-rsid="003b9950" style:font-size-asian="8.75pt" style:font-weight-asian="normal" style:font-size-complex="10pt" style:font-weight-complex="normal"/>
    </style:style>
    <style:style style:name="P22" style:family="paragraph" style:parent-style-name="Preformatted_20_Text">
      <style:text-properties fo:font-size="10pt" fo:font-weight="normal" officeooo:rsid="003d5986" officeooo:paragraph-rsid="003d5986" style:font-size-asian="8.75pt" style:font-weight-asian="normal" style:font-size-complex="10pt" style:font-weight-complex="normal"/>
    </style:style>
    <style:style style:name="P23" style:family="paragraph" style:parent-style-name="Preformatted_20_Text">
      <style:text-properties fo:font-size="10pt" fo:font-weight="normal" officeooo:rsid="003e2706" officeooo:paragraph-rsid="003e2706" style:font-size-asian="8.75pt" style:font-weight-asian="normal" style:font-size-complex="10pt" style:font-weight-complex="normal"/>
    </style:style>
    <style:style style:name="P24" style:family="paragraph" style:parent-style-name="Preformatted_20_Text">
      <style:text-properties fo:font-size="10pt" fo:font-weight="normal" officeooo:rsid="00409a71" officeooo:paragraph-rsid="00409a71" style:font-size-asian="8.75pt" style:font-weight-asian="normal" style:font-size-complex="10pt" style:font-weight-complex="normal"/>
    </style:style>
    <style:style style:name="P25" style:family="paragraph" style:parent-style-name="Preformatted_20_Text">
      <style:text-properties fo:font-size="10pt" fo:font-weight="normal" officeooo:rsid="0040fb39" officeooo:paragraph-rsid="00409a71" style:font-size-asian="8.75pt" style:font-weight-asian="normal" style:font-size-complex="10pt" style:font-weight-complex="normal"/>
    </style:style>
    <style:style style:name="P26" style:family="paragraph" style:parent-style-name="Preformatted_20_Text">
      <style:text-properties fo:font-size="10pt" fo:font-weight="normal" officeooo:rsid="0042cb1f" officeooo:paragraph-rsid="0042cb1f" style:font-size-asian="8.75pt" style:font-weight-asian="normal" style:font-size-complex="10pt" style:font-weight-complex="normal"/>
    </style:style>
    <style:style style:name="P27" style:family="paragraph" style:parent-style-name="Preformatted_20_Text">
      <style:text-properties fo:font-size="10pt" fo:font-weight="normal" officeooo:rsid="00441eeb" officeooo:paragraph-rsid="00441eeb" style:font-size-asian="8.75pt" style:font-weight-asian="normal" style:font-size-complex="10pt" style:font-weight-complex="normal"/>
    </style:style>
    <style:style style:name="P28" style:family="paragraph" style:parent-style-name="Preformatted_20_Text">
      <style:text-properties fo:font-size="10pt" fo:font-weight="normal" officeooo:rsid="00441eeb" officeooo:paragraph-rsid="00480eaf" style:font-size-asian="8.75pt" style:font-weight-asian="normal" style:font-size-complex="10pt" style:font-weight-complex="normal"/>
    </style:style>
    <style:style style:name="P29" style:family="paragraph" style:parent-style-name="Preformatted_20_Text">
      <style:text-properties fo:font-size="10pt" fo:font-weight="normal" officeooo:rsid="00441eeb" officeooo:paragraph-rsid="004b1769" style:font-size-asian="8.75pt" style:font-weight-asian="normal" style:font-size-complex="10pt" style:font-weight-complex="normal"/>
    </style:style>
    <style:style style:name="P30" style:family="paragraph" style:parent-style-name="Preformatted_20_Text">
      <style:text-properties fo:font-size="10pt" fo:font-weight="normal" officeooo:rsid="00462682" officeooo:paragraph-rsid="00462682" style:font-size-asian="8.75pt" style:font-weight-asian="normal" style:font-size-complex="10pt" style:font-weight-complex="normal"/>
    </style:style>
    <style:style style:name="P31" style:family="paragraph" style:parent-style-name="Preformatted_20_Text">
      <style:text-properties fo:font-size="10pt" fo:font-weight="normal" officeooo:rsid="004c6135" officeooo:paragraph-rsid="004c6135" style:font-size-asian="8.75pt" style:font-weight-asian="normal" style:font-size-complex="10pt" style:font-weight-complex="normal"/>
    </style:style>
    <style:style style:name="P32" style:family="paragraph" style:parent-style-name="Preformatted_20_Text">
      <style:text-properties fo:font-size="10pt" fo:font-weight="normal" officeooo:rsid="004ca552" officeooo:paragraph-rsid="004ca552" style:font-size-asian="8.75pt" style:font-weight-asian="normal" style:font-size-complex="10pt" style:font-weight-complex="normal"/>
    </style:style>
    <style:style style:name="P33" style:family="paragraph" style:parent-style-name="Preformatted_20_Text">
      <style:text-properties fo:font-size="10pt" fo:font-weight="normal" officeooo:rsid="005c4943" officeooo:paragraph-rsid="005c4943" style:font-size-asian="8.75pt" style:font-weight-asian="normal" style:font-size-complex="10pt" style:font-weight-complex="normal"/>
    </style:style>
    <style:style style:name="P34" style:family="paragraph" style:parent-style-name="Preformatted_20_Text">
      <style:text-properties fo:font-size="10pt" fo:font-weight="normal" officeooo:rsid="005e018d" officeooo:paragraph-rsid="005e018d" style:font-size-asian="8.75pt" style:font-weight-asian="normal" style:font-size-complex="10pt" style:font-weight-complex="normal"/>
    </style:style>
    <style:style style:name="P35" style:family="paragraph" style:parent-style-name="Preformatted_20_Text">
      <style:text-properties fo:font-size="10pt" fo:font-weight="normal" officeooo:rsid="0018755c" officeooo:paragraph-rsid="0018755c" fo:background-color="#ff6d6d" style:font-size-asian="8.75pt" style:font-weight-asian="normal" style:font-size-complex="10pt" style:font-weight-complex="normal"/>
    </style:style>
    <style:style style:name="P36" style:family="paragraph" style:parent-style-name="Preformatted_20_Text">
      <style:text-properties fo:font-size="10pt" fo:font-weight="normal" officeooo:rsid="0019a1fe" officeooo:paragraph-rsid="0019a1fe" fo:background-color="#dddddd" style:font-size-asian="8.75pt" style:font-weight-asian="normal" style:font-size-complex="10pt" style:font-weight-complex="normal"/>
    </style:style>
    <style:style style:name="P37" style:family="paragraph" style:parent-style-name="Preformatted_20_Text">
      <style:text-properties fo:font-size="10pt" fo:font-weight="normal" officeooo:rsid="001b3ff4" officeooo:paragraph-rsid="001b3ff4" fo:background-color="#5983b0" style:font-size-asian="8.75pt" style:font-weight-asian="normal" style:font-size-complex="10pt" style:font-weight-complex="normal"/>
    </style:style>
    <style:style style:name="P38" style:family="paragraph" style:parent-style-name="Preformatted_20_Text">
      <style:text-properties fo:font-size="10pt" fo:font-weight="normal" officeooo:rsid="001b3ff4" officeooo:paragraph-rsid="001b3ff4" fo:background-color="#a1467e" style:font-size-asian="8.75pt" style:font-weight-asian="normal" style:font-size-complex="10pt" style:font-weight-complex="normal"/>
    </style:style>
    <style:style style:name="P39" style:family="paragraph" style:parent-style-name="Preformatted_20_Text">
      <style:text-properties fo:font-size="10pt" fo:font-weight="normal" officeooo:rsid="001b3ff4" officeooo:paragraph-rsid="001b3ff4" fo:background-color="#dee6ef" style:font-size-asian="8.75pt" style:font-weight-asian="normal" style:font-size-complex="10pt" style:font-weight-complex="normal"/>
    </style:style>
    <style:style style:name="P40" style:family="paragraph" style:parent-style-name="Preformatted_20_Text">
      <style:text-properties fo:font-size="10pt" fo:font-weight="normal" officeooo:rsid="001b3ff4" officeooo:paragraph-rsid="001b3ff4" fo:background-color="#e0c2cd" style:font-size-asian="8.75pt" style:font-weight-asian="normal" style:font-size-complex="10pt" style:font-weight-complex="normal"/>
    </style:style>
    <style:style style:name="P41" style:family="paragraph" style:parent-style-name="Preformatted_20_Text">
      <style:text-properties fo:font-size="10pt" fo:font-weight="normal" officeooo:rsid="001c46bd" officeooo:paragraph-rsid="001c46bd" fo:background-color="#e0c2cd" style:font-size-asian="8.75pt" style:font-weight-asian="normal" style:font-size-complex="10pt" style:font-weight-complex="normal"/>
    </style:style>
    <style:style style:name="P42" style:family="paragraph" style:parent-style-name="Preformatted_20_Text">
      <style:text-properties fo:font-size="10pt" fo:font-weight="normal" officeooo:rsid="001b3ff4" officeooo:paragraph-rsid="001b3ff4" fo:background-color="#dde8cb" style:font-size-asian="8.75pt" style:font-weight-asian="normal" style:font-size-complex="10pt" style:font-weight-complex="normal"/>
    </style:style>
    <style:style style:name="P43" style:family="paragraph" style:parent-style-name="Preformatted_20_Text">
      <style:text-properties fo:font-size="10pt" fo:font-weight="normal" officeooo:rsid="001c46bd" officeooo:paragraph-rsid="001da87f" fo:background-color="#bf819e" style:font-size-asian="8.75pt" style:font-weight-asian="normal" style:font-size-complex="10pt" style:font-weight-complex="normal"/>
    </style:style>
    <style:style style:name="P44" style:family="paragraph" style:parent-style-name="Preformatted_20_Text">
      <style:text-properties fo:font-size="10pt" fo:font-weight="normal" officeooo:rsid="001b3ff4" officeooo:paragraph-rsid="001da87f" fo:background-color="#bf819e" style:font-size-asian="8.75pt" style:font-weight-asian="normal" style:font-size-complex="10pt" style:font-weight-complex="normal"/>
    </style:style>
    <style:style style:name="P45" style:family="paragraph" style:parent-style-name="Preformatted_20_Text">
      <style:text-properties fo:font-size="10pt" fo:font-weight="normal" officeooo:rsid="0028b5a7" officeooo:paragraph-rsid="0028b5a7" fo:background-color="#bf819e" style:font-size-asian="8.75pt" style:font-weight-asian="normal" style:font-size-complex="10pt" style:font-weight-complex="normal"/>
    </style:style>
    <style:style style:name="P46" style:family="paragraph" style:parent-style-name="Preformatted_20_Text">
      <style:text-properties fo:font-size="10pt" fo:font-weight="normal" officeooo:rsid="001c46bd" officeooo:paragraph-rsid="001c46bd" fo:background-color="#b3cac7" style:font-size-asian="8.75pt" style:font-weight-asian="normal" style:font-size-complex="10pt" style:font-weight-complex="normal"/>
    </style:style>
    <style:style style:name="P47" style:family="paragraph" style:parent-style-name="Preformatted_20_Text">
      <style:text-properties fo:font-size="10pt" fo:font-weight="normal" officeooo:rsid="001c46bd" officeooo:paragraph-rsid="001c46bd" fo:background-color="#f6f9d4" style:font-size-asian="8.75pt" style:font-weight-asian="normal" style:font-size-complex="10pt" style:font-weight-complex="normal"/>
    </style:style>
    <style:style style:name="P48" style:family="paragraph" style:parent-style-name="Preformatted_20_Text">
      <style:text-properties fo:font-size="10pt" fo:font-weight="normal" officeooo:rsid="00266031" officeooo:paragraph-rsid="00266031" fo:background-color="#bbe33d" style:font-size-asian="8.75pt" style:font-weight-asian="normal" style:font-size-complex="10pt" style:font-weight-complex="normal"/>
    </style:style>
    <style:style style:name="P49" style:family="paragraph" style:parent-style-name="Preformatted_20_Text">
      <style:text-properties fo:font-size="10pt" fo:font-weight="normal" officeooo:rsid="002877b5" officeooo:paragraph-rsid="002877b5" fo:background-color="#2a6099" style:font-size-asian="8.75pt" style:font-weight-asian="normal" style:font-size-complex="10pt" style:font-weight-complex="normal"/>
    </style:style>
    <style:style style:name="P50" style:family="paragraph" style:parent-style-name="Preformatted_20_Text">
      <style:text-properties fo:font-size="10pt" fo:font-weight="normal" officeooo:rsid="0028b5a7" officeooo:paragraph-rsid="0028b5a7" fo:background-color="#b4c7dc" style:font-size-asian="8.75pt" style:font-weight-asian="normal" style:font-size-complex="10pt" style:font-weight-complex="normal"/>
    </style:style>
    <style:style style:name="P51" style:family="paragraph" style:parent-style-name="Preformatted_20_Text">
      <style:text-properties fo:font-size="10pt" fo:font-weight="bold" officeooo:rsid="0018755c" officeooo:paragraph-rsid="0019a1fe" style:font-size-asian="8.75pt" style:font-weight-asian="bold" style:font-size-complex="10pt" style:font-weight-complex="bold"/>
    </style:style>
    <style:style style:name="P52" style:family="paragraph" style:parent-style-name="Preformatted_20_Text">
      <style:text-properties fo:font-size="10pt" fo:font-weight="bold" officeooo:rsid="001b3ff4" officeooo:paragraph-rsid="001b3ff4" style:font-size-asian="8.75pt" style:font-weight-asian="bold" style:font-size-complex="10pt" style:font-weight-complex="bold"/>
    </style:style>
    <style:style style:name="P53" style:family="paragraph" style:parent-style-name="Preformatted_20_Text">
      <style:text-properties fo:font-size="10pt" fo:font-weight="bold" officeooo:rsid="0040fb39" officeooo:paragraph-rsid="00409a71" style:font-size-asian="8.75pt" style:font-weight-asian="bold" style:font-size-complex="10pt" style:font-weight-complex="bold"/>
    </style:style>
    <style:style style:name="P54" style:family="paragraph" style:parent-style-name="Preformatted_20_Text">
      <style:text-properties fo:font-size="10pt" fo:font-weight="bold" officeooo:rsid="0042cb1f" officeooo:paragraph-rsid="0042cb1f" style:font-size-asian="8.75pt" style:font-weight-asian="bold" style:font-size-complex="10pt" style:font-weight-complex="bold"/>
    </style:style>
    <style:style style:name="P55" style:family="paragraph" style:parent-style-name="Preformatted_20_Text">
      <style:text-properties fo:font-size="10pt" fo:font-weight="bold" officeooo:rsid="00441eeb" officeooo:paragraph-rsid="00441eeb" style:font-size-asian="8.75pt" style:font-weight-asian="bold" style:font-size-complex="10pt" style:font-weight-complex="bold"/>
    </style:style>
    <style:style style:name="P56" style:family="paragraph" style:parent-style-name="Preformatted_20_Text">
      <style:text-properties fo:font-size="10pt" fo:font-weight="bold" officeooo:rsid="00462682" officeooo:paragraph-rsid="00462682" style:font-size-asian="8.75pt" style:font-weight-asian="bold" style:font-size-complex="10pt" style:font-weight-complex="bold"/>
    </style:style>
    <style:style style:name="P57" style:family="paragraph" style:parent-style-name="Preformatted_20_Text">
      <style:text-properties fo:font-size="10pt" fo:font-weight="bold" officeooo:rsid="004b1769" officeooo:paragraph-rsid="004b1769" style:font-size-asian="8.75pt" style:font-weight-asian="bold" style:font-size-complex="10pt" style:font-weight-complex="bold"/>
    </style:style>
    <style:style style:name="P58" style:family="paragraph" style:parent-style-name="Preformatted_20_Text">
      <style:text-properties fo:font-size="10pt" fo:font-weight="bold" officeooo:rsid="004ca552" officeooo:paragraph-rsid="004ca552" style:font-size-asian="8.75pt" style:font-weight-asian="bold" style:font-size-complex="10pt" style:font-weight-complex="bold"/>
    </style:style>
    <style:style style:name="P59" style:family="paragraph" style:parent-style-name="Preformatted_20_Text">
      <style:text-properties style:font-name="Chancery Uralic" fo:font-size="18pt" fo:font-weight="normal" officeooo:rsid="0018755c" officeooo:paragraph-rsid="0018755c" style:font-size-asian="18pt" style:font-weight-asian="normal" style:font-size-complex="18pt" style:font-weight-complex="normal"/>
    </style:style>
    <style:style style:name="P60" style:family="paragraph" style:parent-style-name="Preformatted_20_Text">
      <style:text-properties fo:font-weight="normal" officeooo:rsid="0019a1fe" officeooo:paragraph-rsid="0019a1fe" fo:background-color="#ffffd7" style:font-weight-asian="normal" style:font-weight-complex="normal"/>
    </style:style>
    <style:style style:name="P61" style:family="paragraph" style:parent-style-name="Preformatted_20_Text">
      <style:text-properties fo:font-size="13pt" fo:font-weight="bold" officeooo:rsid="002decf1" officeooo:paragraph-rsid="002decf1" style:font-size-asian="13pt" style:font-weight-asian="bold" style:font-size-complex="13pt" style:font-weight-complex="bold"/>
    </style:style>
    <style:style style:name="P62" style:family="paragraph" style:parent-style-name="Preformatted_20_Text">
      <style:text-properties fo:font-size="13pt" fo:font-weight="bold" officeooo:rsid="002decf1" officeooo:paragraph-rsid="003a9af3" style:font-size-asian="13pt" style:font-weight-asian="bold" style:font-size-complex="13pt" style:font-weight-complex="bold"/>
    </style:style>
    <style:style style:name="P63" style:family="paragraph" style:parent-style-name="Preformatted_20_Text">
      <style:text-properties fo:font-size="13pt" fo:font-weight="bold" officeooo:rsid="00462682" officeooo:paragraph-rsid="00462682" style:font-size-asian="13pt" style:font-weight-asian="bold" style:font-size-complex="13pt" style:font-weight-complex="bold"/>
    </style:style>
    <style:style style:name="P64" style:family="paragraph" style:parent-style-name="Preformatted_20_Text">
      <style:text-properties fo:color="#c9211e" loext:opacity="100%" fo:font-size="10pt" fo:font-weight="normal" officeooo:rsid="00374ebd" officeooo:paragraph-rsid="00374ebd" style:font-size-asian="8.75pt" style:font-weight-asian="normal" style:font-size-complex="10pt" style:font-weight-complex="normal"/>
    </style:style>
    <style:style style:name="P65" style:family="paragraph" style:parent-style-name="Preformatted_20_Text">
      <style:text-properties fo:color="#c9211e" loext:opacity="100%" fo:font-size="11pt" fo:font-weight="bold" officeooo:rsid="005c4943" officeooo:paragraph-rsid="005c4943" style:font-size-asian="11pt" style:font-weight-asian="bold" style:font-size-complex="11pt" style:font-weight-complex="bold"/>
    </style:style>
    <style:style style:name="P66" style:family="paragraph" style:parent-style-name="Preformatted_20_Text">
      <style:text-properties style:font-name="Liberation Mono2" fo:font-size="10pt" fo:font-style="normal" fo:font-weight="normal" officeooo:rsid="003a9af3" officeooo:paragraph-rsid="003a9af3" style:font-size-asian="10pt" style:font-style-asian="normal" style:font-weight-asian="normal" style:font-size-complex="10pt" style:font-weight-complex="normal"/>
    </style:style>
    <style:style style:name="P67" style:family="paragraph" style:parent-style-name="Preformatted_20_Text">
      <style:text-properties style:font-name="Liberation Mono2" fo:font-size="10pt" fo:font-style="normal" fo:font-weight="normal" officeooo:rsid="003a9af3" officeooo:paragraph-rsid="003a9af3" style:font-size-asian="10pt" style:font-style-asian="normal" style:font-weight-asian="normal" style:font-weight-complex="normal"/>
    </style:style>
    <style:style style:name="P68" style:family="paragraph" style:parent-style-name="Preformatted_20_Text">
      <style:text-properties fo:font-size="10.5pt" style:text-underline-style="solid" style:text-underline-width="auto" style:text-underline-color="font-color" fo:font-weight="normal" officeooo:rsid="00441eeb" officeooo:paragraph-rsid="00441eeb" style:font-size-asian="10.5pt" style:font-weight-asian="normal" style:font-size-complex="10.5pt" style:font-weight-complex="normal"/>
    </style:style>
    <style:style style:name="P69" style:family="paragraph" style:parent-style-name="Preformatted_20_Text">
      <style:text-properties style:text-line-through-style="solid" style:text-line-through-type="single" fo:font-weight="normal" officeooo:rsid="004ca552" officeooo:paragraph-rsid="004ca552" style:font-weight-asian="normal" style:font-weight-complex="normal"/>
    </style:style>
    <style:style style:name="P70" style:family="paragraph" style:parent-style-name="Preformatted_20_Text">
      <style:text-properties style:text-line-through-style="solid" style:text-line-through-type="single" fo:font-weight="normal" officeooo:rsid="004ca552" officeooo:paragraph-rsid="004fbebb" style:font-weight-asian="normal" style:font-weight-complex="normal"/>
    </style:style>
    <style:style style:name="P71" style:family="paragraph" style:parent-style-name="Preformatted_20_Text">
      <style:text-properties style:text-line-through-style="solid" style:text-line-through-type="single" fo:font-weight="normal" officeooo:rsid="004fbebb" officeooo:paragraph-rsid="004fbebb" style:font-weight-asian="normal" style:font-weight-complex="normal"/>
    </style:style>
    <style:style style:name="P72" style:family="paragraph" style:parent-style-name="Preformatted_20_Text">
      <style:text-properties style:text-line-through-style="solid" style:text-line-through-type="single" fo:font-weight="bold" officeooo:rsid="00504fb5" officeooo:paragraph-rsid="00504fb5" style:font-weight-asian="bold" style:font-weight-complex="bold"/>
    </style:style>
    <style:style style:name="P73" style:family="paragraph" style:parent-style-name="Preformatted_20_Text">
      <style:text-properties style:text-line-through-style="none" style:text-line-through-type="none" fo:font-size="10pt" fo:font-weight="normal" officeooo:rsid="004ca552" officeooo:paragraph-rsid="004ca552" style:font-size-asian="8.75pt" style:font-weight-asian="normal" style:font-size-complex="10pt" style:font-weight-complex="normal"/>
    </style:style>
    <style:style style:name="P74" style:family="paragraph" style:parent-style-name="Preformatted_20_Text">
      <style:text-properties style:text-line-through-style="none" style:text-line-through-type="none" fo:font-size="10pt" fo:font-weight="normal" officeooo:rsid="004ca552" officeooo:paragraph-rsid="005c4943" style:font-size-asian="8.75pt" style:font-weight-asian="normal" style:font-size-complex="10pt" style:font-weight-complex="normal"/>
    </style:style>
    <style:style style:name="P75" style:family="paragraph" style:parent-style-name="Preformatted_20_Text">
      <style:text-properties style:text-line-through-style="none" style:text-line-through-type="none" fo:font-size="10pt" fo:font-weight="normal" officeooo:rsid="004e56ae" officeooo:paragraph-rsid="004e56ae" style:font-size-asian="8.75pt" style:font-weight-asian="normal" style:font-size-complex="10pt" style:font-weight-complex="normal"/>
    </style:style>
    <style:style style:name="P76" style:family="paragraph" style:parent-style-name="Preformatted_20_Text">
      <style:text-properties style:text-line-through-style="none" style:text-line-through-type="none" fo:font-size="10pt" fo:font-weight="normal" officeooo:rsid="004fbebb" officeooo:paragraph-rsid="004fbebb" style:font-size-asian="8.75pt" style:font-weight-asian="normal" style:font-size-complex="10pt" style:font-weight-complex="normal"/>
    </style:style>
    <style:style style:name="P77" style:family="paragraph" style:parent-style-name="Preformatted_20_Text">
      <style:text-properties style:text-line-through-style="none" style:text-line-through-type="none" fo:font-size="10pt" fo:font-weight="normal" officeooo:rsid="0053d1a2" officeooo:paragraph-rsid="0053d1a2" style:font-size-asian="8.75pt" style:font-weight-asian="normal" style:font-size-complex="10pt" style:font-weight-complex="normal"/>
    </style:style>
    <style:style style:name="P78" style:family="paragraph" style:parent-style-name="Preformatted_20_Text">
      <style:text-properties style:text-line-through-style="none" style:text-line-through-type="none" fo:font-size="10pt" fo:font-weight="normal" officeooo:rsid="0053d1a2" officeooo:paragraph-rsid="005414cb" style:font-size-asian="8.75pt" style:font-weight-asian="normal" style:font-size-complex="10pt" style:font-weight-complex="normal"/>
    </style:style>
    <style:style style:name="P79" style:family="paragraph" style:parent-style-name="Preformatted_20_Text">
      <style:text-properties style:text-line-through-style="none" style:text-line-through-type="none" fo:font-size="10pt" fo:font-weight="normal" officeooo:rsid="00607111" officeooo:paragraph-rsid="00607111" style:font-size-asian="8.75pt" style:font-weight-asian="normal" style:font-size-complex="10pt" style:font-weight-complex="normal"/>
    </style:style>
    <style:style style:name="P80" style:family="paragraph" style:parent-style-name="Preformatted_20_Text">
      <style:text-properties style:text-line-through-style="none" style:text-line-through-type="none" fo:font-size="10pt" fo:font-weight="bold" officeooo:rsid="004fbebb" officeooo:paragraph-rsid="004fbebb" style:font-size-asian="8.75pt" style:font-weight-asian="bold" style:font-size-complex="10pt" style:font-weight-complex="bold"/>
    </style:style>
    <style:style style:name="P81" style:family="paragraph" style:parent-style-name="Preformatted_20_Text">
      <style:text-properties style:text-line-through-style="none" style:text-line-through-type="none" fo:font-size="10pt" fo:font-weight="bold" officeooo:rsid="00520155" officeooo:paragraph-rsid="00504fb5" style:font-size-asian="8.75pt" style:font-weight-asian="bold" style:font-size-complex="10pt" style:font-weight-complex="bold"/>
    </style:style>
    <style:style style:name="P82" style:family="paragraph" style:parent-style-name="Preformatted_20_Text">
      <style:text-properties fo:color="#224b12" loext:opacity="100%" style:text-line-through-style="none" style:text-line-through-type="none" fo:font-size="10pt" fo:font-weight="normal" officeooo:rsid="004ca552" officeooo:paragraph-rsid="004ca552" style:font-size-asian="8.75pt" style:font-weight-asian="normal" style:font-size-complex="10pt" style:font-weight-complex="normal"/>
    </style:style>
    <style:style style:name="P83" style:family="paragraph" style:parent-style-name="Preformatted_20_Text">
      <style:text-properties fo:color="#224b12" loext:opacity="100%" style:text-line-through-style="none" style:text-line-through-type="none" fo:font-size="10pt" fo:font-weight="normal" officeooo:rsid="004fbebb" officeooo:paragraph-rsid="004fbebb" style:font-size-asian="8.75pt" style:font-weight-asian="normal" style:font-size-complex="10pt" style:font-weight-complex="normal"/>
    </style:style>
    <style:style style:name="P84" style:family="paragraph" style:parent-style-name="Preformatted_20_Text">
      <style:text-properties fo:color="#2a6099" loext:opacity="100%" style:text-line-through-style="none" style:text-line-through-type="none" fo:font-size="10pt" fo:font-weight="normal" officeooo:rsid="004e56ae" officeooo:paragraph-rsid="004ca552" style:font-size-asian="8.75pt" style:font-weight-asian="normal" style:font-size-complex="10pt" style:font-weight-complex="normal"/>
    </style:style>
    <style:style style:name="P85" style:family="paragraph" style:parent-style-name="Preformatted_20_Text">
      <style:text-properties fo:color="#2a6099" loext:opacity="100%" style:text-line-through-style="none" style:text-line-through-type="none" fo:font-size="10pt" fo:font-weight="normal" officeooo:rsid="004fbebb" officeooo:paragraph-rsid="004fbebb" style:font-size-asian="8.75pt" style:font-weight-asian="normal" style:font-size-complex="10pt" style:font-weight-complex="normal"/>
    </style:style>
    <style:style style:name="P86" style:family="paragraph" style:parent-style-name="Preformatted_20_Text">
      <style:text-properties fo:color="#2a6099" loext:opacity="100%" style:text-line-through-style="none" style:text-line-through-type="none" fo:font-size="10pt" fo:font-weight="normal" officeooo:rsid="005414cb" officeooo:paragraph-rsid="005414cb" style:font-size-asian="8.75pt" style:font-weight-asian="normal" style:font-size-complex="10pt" style:font-weight-complex="normal"/>
    </style:style>
    <style:style style:name="P87" style:family="paragraph" style:parent-style-name="Preformatted_20_Text">
      <style:text-properties fo:color="#2a6099" loext:opacity="100%" officeooo:paragraph-rsid="0053d1a2"/>
    </style:style>
    <style:style style:name="P88" style:family="paragraph" style:parent-style-name="Preformatted_20_Text">
      <style:text-properties officeooo:paragraph-rsid="0053d1a2"/>
    </style:style>
    <style:style style:name="P89" style:family="paragraph" style:parent-style-name="Preformatted_20_Text">
      <style:text-properties officeooo:rsid="005414cb" officeooo:paragraph-rsid="005414cb"/>
    </style:style>
    <style:style style:name="P90" style:family="paragraph" style:parent-style-name="Preformatted_20_Text">
      <style:text-properties fo:color="#ff0000" loext:opacity="100%" style:text-line-through-style="none" style:text-line-through-type="none" fo:font-size="10pt" fo:font-weight="normal" officeooo:rsid="0053d1a2" officeooo:paragraph-rsid="0053d1a2" style:font-size-asian="8.75pt" style:font-weight-asian="normal" style:font-size-complex="10pt" style:font-weight-complex="normal"/>
    </style:style>
    <style:style style:name="P91" style:family="paragraph" style:parent-style-name="Preformatted_20_Text">
      <style:text-properties fo:color="#ff0000" loext:opacity="100%" style:text-line-through-style="none" style:text-line-through-type="none" fo:font-size="10pt" fo:font-weight="normal" officeooo:rsid="0053d1a2" officeooo:paragraph-rsid="005414cb" style:font-size-asian="8.75pt" style:font-weight-asian="normal" style:font-size-complex="10pt" style:font-weight-complex="normal"/>
    </style:style>
    <style:style style:name="P92" style:family="paragraph" style:parent-style-name="Preformatted_20_Text">
      <style:text-properties fo:color="#00a933" loext:opacity="100%" officeooo:rsid="005414cb" officeooo:paragraph-rsid="005414cb"/>
    </style:style>
    <style:style style:name="P93" style:family="paragraph" style:parent-style-name="Standard">
      <style:text-properties fo:font-size="10pt" fo:font-weight="normal" officeooo:rsid="003a9af3" officeooo:paragraph-rsid="003a9af3" style:font-size-asian="8.75pt" style:font-weight-asian="normal" style:font-size-complex="10pt" style:font-weight-complex="normal"/>
    </style:style>
    <style:style style:name="P94" style:family="paragraph" style:parent-style-name="Standard">
      <style:text-properties style:text-line-through-style="none" style:text-line-through-type="none" fo:font-size="10pt" fo:font-weight="normal" officeooo:rsid="0053d1a2" officeooo:paragraph-rsid="0053d1a2" style:font-size-asian="8.75pt" style:font-weight-asian="normal" style:font-size-complex="10pt" style:font-weight-complex="normal"/>
    </style:style>
    <style:style style:name="P95" style:family="paragraph" style:parent-style-name="Standard">
      <style:text-properties style:text-line-through-style="none" style:text-line-through-type="none" style:font-name="Liberation Mono1" fo:font-size="10pt" fo:font-weight="normal" officeooo:rsid="005aea45" officeooo:paragraph-rsid="005aea45" style:font-size-asian="8.75pt" style:font-weight-asian="normal" style:font-size-complex="10pt" style:font-weight-complex="normal"/>
    </style:style>
    <style:style style:name="P96" style:family="paragraph" style:parent-style-name="Standard">
      <style:text-properties style:text-line-through-style="none" style:text-line-through-type="none" style:font-name="Liberation Mono1" fo:font-size="12pt" fo:font-weight="bold" officeooo:rsid="005c4943" officeooo:paragraph-rsid="005c4943" style:font-size-asian="12pt" style:font-weight-asian="bold" style:font-size-complex="12pt" style:font-weight-complex="bold"/>
    </style:style>
    <style:style style:name="P97" style:family="paragraph" style:parent-style-name="Standard">
      <style:text-properties fo:color="#c9211e" loext:opacity="100%" style:text-line-through-style="none" style:text-line-through-type="none" style:font-name="Liberation Mono1" fo:font-size="11pt" fo:font-weight="bold" officeooo:rsid="005aea45" officeooo:paragraph-rsid="005aea45" style:font-size-asian="11pt" style:font-weight-asian="bold" style:font-size-complex="11pt" style:font-weight-complex="bold"/>
    </style:style>
    <style:style style:name="P98" style:family="paragraph" style:parent-style-name="Preformatted_20_Text" style:list-style-name="L1">
      <style:text-properties fo:font-size="10pt" fo:font-weight="normal" officeooo:rsid="0018755c" officeooo:paragraph-rsid="0019a1fe" fo:background-color="#ff6d6d" style:font-size-asian="8.75pt" style:font-weight-asian="normal" style:font-size-complex="10pt" style:font-weight-complex="normal"/>
    </style:style>
    <style:style style:name="P99" style:family="paragraph" style:parent-style-name="Preformatted_20_Text" style:list-style-name="L2">
      <style:text-properties fo:font-size="10pt" fo:font-weight="normal" officeooo:rsid="0019a1fe" officeooo:paragraph-rsid="0019a1fe" fo:background-color="#ffffd7" style:font-size-asian="8.75pt" style:font-weight-asian="normal" style:font-size-complex="10pt" style:font-weight-complex="normal"/>
    </style:style>
    <style:style style:name="P100" style:family="paragraph" style:parent-style-name="Preformatted_20_Text" style:list-style-name="L3">
      <style:text-properties fo:font-size="10pt" fo:font-weight="normal" officeooo:rsid="0019a1fe" officeooo:paragraph-rsid="0019a1fe" fo:background-color="#dddddd" style:font-size-asian="8.75pt" style:font-weight-asian="normal" style:font-size-complex="10pt" style:font-weight-complex="normal"/>
    </style:style>
    <style:style style:name="P101" style:family="paragraph" style:parent-style-name="Preformatted_20_Text" style:list-style-name="L4">
      <style:text-properties fo:font-size="10pt" fo:font-weight="normal" officeooo:rsid="001b3ff4" officeooo:paragraph-rsid="001b3ff4" fo:background-color="#5983b0" style:font-size-asian="8.75pt" style:font-weight-asian="normal" style:font-size-complex="10pt" style:font-weight-complex="normal"/>
    </style:style>
    <style:style style:name="P102" style:family="paragraph" style:parent-style-name="Preformatted_20_Text" style:list-style-name="L5">
      <style:text-properties fo:font-size="10pt" fo:font-weight="normal" officeooo:rsid="001b3ff4" officeooo:paragraph-rsid="001b3ff4" fo:background-color="#a1467e" style:font-size-asian="8.75pt" style:font-weight-asian="normal" style:font-size-complex="10pt" style:font-weight-complex="normal"/>
    </style:style>
    <style:style style:name="P103" style:family="paragraph" style:parent-style-name="Preformatted_20_Text" style:list-style-name="L6">
      <style:text-properties fo:font-size="10pt" fo:font-weight="normal" officeooo:rsid="001b3ff4" officeooo:paragraph-rsid="001b3ff4" fo:background-color="#dee6ef" style:font-size-asian="8.75pt" style:font-weight-asian="normal" style:font-size-complex="10pt" style:font-weight-complex="normal"/>
    </style:style>
    <style:style style:name="P104" style:family="paragraph" style:parent-style-name="Preformatted_20_Text" style:list-style-name="L7">
      <style:text-properties fo:font-size="10pt" fo:font-weight="normal" officeooo:rsid="001b3ff4" officeooo:paragraph-rsid="001b3ff4" fo:background-color="#e0c2cd" style:font-size-asian="8.75pt" style:font-weight-asian="normal" style:font-size-complex="10pt" style:font-weight-complex="normal"/>
    </style:style>
    <style:style style:name="P105" style:family="paragraph" style:parent-style-name="Preformatted_20_Text" style:list-style-name="L8">
      <style:text-properties fo:font-size="10pt" fo:font-weight="normal" officeooo:rsid="001b3ff4" officeooo:paragraph-rsid="001b3ff4" fo:background-color="#dde8cb" style:font-size-asian="8.75pt" style:font-weight-asian="normal" style:font-size-complex="10pt" style:font-weight-complex="normal"/>
    </style:style>
    <style:style style:name="P106" style:family="paragraph" style:parent-style-name="Preformatted_20_Text" style:list-style-name="L9">
      <style:text-properties fo:font-size="10pt" fo:font-weight="normal" officeooo:rsid="001c46bd" officeooo:paragraph-rsid="001c46bd" fo:background-color="#bf819e" style:font-size-asian="8.75pt" style:font-weight-asian="normal" style:font-size-complex="10pt" style:font-weight-complex="normal"/>
    </style:style>
    <style:style style:name="P107" style:family="paragraph" style:parent-style-name="Preformatted_20_Text" style:list-style-name="L17">
      <style:text-properties fo:font-size="10pt" fo:font-weight="normal" officeooo:rsid="0028b5a7" officeooo:paragraph-rsid="0028b5a7" fo:background-color="#bf819e" style:font-size-asian="8.75pt" style:font-weight-asian="normal" style:font-size-complex="10pt" style:font-weight-complex="normal"/>
    </style:style>
    <style:style style:name="P108" style:family="paragraph" style:parent-style-name="Preformatted_20_Text" style:list-style-name="L10">
      <style:text-properties fo:font-size="10pt" fo:font-weight="normal" officeooo:rsid="001c46bd" officeooo:paragraph-rsid="001c46bd" fo:background-color="#b3cac7" style:font-size-asian="8.75pt" style:font-weight-asian="normal" style:font-size-complex="10pt" style:font-weight-complex="normal"/>
    </style:style>
    <style:style style:name="P109" style:family="paragraph" style:parent-style-name="Preformatted_20_Text" style:list-style-name="L12">
      <style:text-properties fo:font-size="10pt" fo:font-weight="normal" officeooo:rsid="001c46bd" officeooo:paragraph-rsid="001c46bd" fo:background-color="#f6f9d4" style:font-size-asian="8.75pt" style:font-weight-asian="normal" style:font-size-complex="10pt" style:font-weight-complex="normal"/>
    </style:style>
    <style:style style:name="P110" style:family="paragraph" style:parent-style-name="Preformatted_20_Text" style:list-style-name="L14">
      <style:text-properties fo:font-size="10pt" fo:font-weight="normal" officeooo:rsid="00266031" officeooo:paragraph-rsid="00266031" fo:background-color="#bbe33d" style:font-size-asian="8.75pt" style:font-weight-asian="normal" style:font-size-complex="10pt" style:font-weight-complex="normal"/>
    </style:style>
    <style:style style:name="P111" style:family="paragraph" style:parent-style-name="Preformatted_20_Text" style:list-style-name="L15">
      <style:text-properties fo:font-size="10pt" fo:font-weight="normal" officeooo:rsid="002712db" officeooo:paragraph-rsid="002712db" style:font-size-asian="8.75pt" style:font-weight-asian="normal" style:font-size-complex="10pt" style:font-weight-complex="normal"/>
    </style:style>
    <style:style style:name="P112" style:family="paragraph" style:parent-style-name="Preformatted_20_Text" style:list-style-name="L19">
      <style:text-properties fo:font-size="10pt" fo:font-weight="normal" officeooo:rsid="002f9e6f" officeooo:paragraph-rsid="002f9e6f" style:font-size-asian="8.75pt" style:font-weight-asian="normal" style:font-size-complex="10pt" style:font-weight-complex="normal"/>
    </style:style>
    <style:style style:name="P113" style:family="paragraph" style:parent-style-name="Preformatted_20_Text" style:list-style-name="L19">
      <style:text-properties fo:font-size="10pt" fo:font-weight="normal" officeooo:rsid="002decf1" officeooo:paragraph-rsid="002decf1" style:font-size-asian="8.75pt" style:font-weight-asian="normal" style:font-size-complex="10pt" style:font-weight-complex="normal"/>
    </style:style>
    <style:style style:name="P114" style:family="paragraph" style:parent-style-name="Preformatted_20_Text" style:list-style-name="L19">
      <style:text-properties fo:font-size="10pt" fo:font-weight="normal" officeooo:rsid="002e1a11" officeooo:paragraph-rsid="002e1a11" style:font-size-asian="8.75pt" style:font-weight-asian="normal" style:font-size-complex="10pt" style:font-weight-complex="normal"/>
    </style:style>
    <style:style style:name="P115" style:family="paragraph" style:parent-style-name="Preformatted_20_Text" style:list-style-name="L20">
      <style:text-properties fo:font-size="10pt" fo:font-weight="normal" officeooo:rsid="002e1a11" officeooo:paragraph-rsid="002e1a11" style:font-size-asian="8.75pt" style:font-weight-asian="normal" style:font-size-complex="10pt" style:font-weight-complex="normal"/>
    </style:style>
    <style:style style:name="P116" style:family="paragraph" style:parent-style-name="Preformatted_20_Text" style:list-style-name="L20">
      <style:text-properties fo:font-size="10pt" fo:font-weight="normal" officeooo:rsid="002c8506" officeooo:paragraph-rsid="002e1a11" style:font-size-asian="8.75pt" style:font-weight-asian="normal" style:font-size-complex="10pt" style:font-weight-complex="normal"/>
    </style:style>
    <style:style style:name="P117" style:family="paragraph" style:parent-style-name="Preformatted_20_Text" style:list-style-name="L21">
      <style:text-properties fo:font-size="10pt" fo:font-weight="normal" officeooo:rsid="00329244" officeooo:paragraph-rsid="00329244" style:font-size-asian="8.75pt" style:font-weight-asian="normal" style:font-size-complex="10pt" style:font-weight-complex="normal"/>
    </style:style>
    <style:style style:name="P118" style:family="paragraph" style:parent-style-name="Preformatted_20_Text" style:list-style-name="L22">
      <style:text-properties fo:font-size="10pt" fo:font-weight="normal" officeooo:rsid="003a9af3" officeooo:paragraph-rsid="003a9af3" style:font-size-asian="8.75pt" style:font-weight-asian="normal" style:font-size-complex="10pt" style:font-weight-complex="normal"/>
    </style:style>
    <style:style style:name="P119" style:family="paragraph" style:parent-style-name="Preformatted_20_Text" style:list-style-name="L23">
      <style:text-properties fo:font-size="10pt" fo:font-weight="normal" officeooo:rsid="003a9af3" officeooo:paragraph-rsid="003a9af3" style:font-size-asian="8.75pt" style:font-weight-asian="normal" style:font-size-complex="10pt" style:font-weight-complex="normal"/>
    </style:style>
    <style:style style:name="P120" style:family="paragraph" style:parent-style-name="Preformatted_20_Text" style:list-style-name="L24">
      <style:text-properties fo:font-size="10pt" fo:font-weight="normal" officeooo:rsid="003b9950" officeooo:paragraph-rsid="003b9950" style:font-size-asian="8.75pt" style:font-weight-asian="normal" style:font-size-complex="10pt" style:font-weight-complex="normal"/>
    </style:style>
    <style:style style:name="P121" style:family="paragraph" style:parent-style-name="Preformatted_20_Text" style:list-style-name="L25">
      <style:text-properties fo:font-size="10pt" fo:font-weight="normal" officeooo:rsid="003d5986" officeooo:paragraph-rsid="003d5986" style:font-size-asian="8.75pt" style:font-weight-asian="normal" style:font-size-complex="10pt" style:font-weight-complex="normal"/>
    </style:style>
    <style:style style:name="P122" style:family="paragraph" style:parent-style-name="Preformatted_20_Text" style:list-style-name="L26">
      <style:text-properties fo:font-size="10pt" fo:font-weight="normal" officeooo:rsid="003e2706" officeooo:paragraph-rsid="003e2706" style:font-size-asian="8.75pt" style:font-weight-asian="normal" style:font-size-complex="10pt" style:font-weight-complex="normal"/>
    </style:style>
    <style:style style:name="P123" style:family="paragraph" style:parent-style-name="Preformatted_20_Text" style:list-style-name="L27">
      <style:text-properties fo:font-size="10pt" fo:font-weight="normal" officeooo:rsid="00441eeb" officeooo:paragraph-rsid="00441eeb" style:font-size-asian="8.75pt" style:font-weight-asian="normal" style:font-size-complex="10pt" style:font-weight-complex="normal"/>
    </style:style>
    <style:style style:name="P124" style:family="paragraph" style:parent-style-name="Preformatted_20_Text" style:list-style-name="L29">
      <style:text-properties fo:font-size="10pt" fo:font-weight="normal" officeooo:rsid="00441eeb" officeooo:paragraph-rsid="004b1769" style:font-size-asian="8.75pt" style:font-weight-asian="normal" style:font-size-complex="10pt" style:font-weight-complex="normal"/>
    </style:style>
    <style:style style:name="P125" style:family="paragraph" style:parent-style-name="Preformatted_20_Text" style:list-style-name="L28">
      <style:text-properties fo:font-size="10pt" fo:font-weight="normal" officeooo:rsid="00475fe8" officeooo:paragraph-rsid="00462682" style:font-size-asian="8.75pt" style:font-weight-asian="normal" style:font-size-complex="10pt" style:font-weight-complex="normal"/>
    </style:style>
    <style:style style:name="P126" style:family="paragraph" style:parent-style-name="Preformatted_20_Text" style:list-style-name="L28">
      <style:text-properties fo:font-size="10pt" fo:font-weight="normal" officeooo:rsid="00480eaf" officeooo:paragraph-rsid="00462682" style:font-size-asian="8.75pt" style:font-weight-asian="normal" style:font-size-complex="10pt" style:font-weight-complex="normal"/>
    </style:style>
    <style:style style:name="P127" style:family="paragraph" style:parent-style-name="Preformatted_20_Text" style:list-style-name="L29">
      <style:text-properties fo:font-size="10pt" fo:font-weight="normal" officeooo:rsid="00480eaf" officeooo:paragraph-rsid="00480eaf" style:font-size-asian="8.75pt" style:font-weight-asian="normal" style:font-size-complex="10pt" style:font-weight-complex="normal"/>
    </style:style>
    <style:style style:name="P128" style:family="paragraph" style:parent-style-name="Preformatted_20_Text" style:list-style-name="L30">
      <style:text-properties fo:font-size="10pt" fo:font-weight="normal" officeooo:rsid="004b1769" officeooo:paragraph-rsid="004b1769" style:font-size-asian="8.75pt" style:font-weight-asian="normal" style:font-size-complex="10pt" style:font-weight-complex="normal"/>
    </style:style>
    <style:style style:name="P129" style:family="paragraph" style:parent-style-name="Preformatted_20_Text">
      <style:text-properties fo:font-size="10pt" fo:font-weight="normal" officeooo:rsid="0060a596" officeooo:paragraph-rsid="0060a596" style:font-size-asian="8.75pt" style:font-weight-asian="normal" style:font-size-complex="10pt" style:font-weight-complex="normal"/>
    </style:style>
    <style:style style:name="P130" style:family="paragraph" style:parent-style-name="Preformatted_20_Text">
      <style:text-properties fo:font-size="10pt" fo:font-weight="normal" officeooo:rsid="00614d74" officeooo:paragraph-rsid="00614d74" style:font-size-asian="8.75pt" style:font-weight-asian="normal" style:font-size-complex="10pt" style:font-weight-complex="normal"/>
    </style:style>
    <style:style style:name="P131" style:family="paragraph" style:parent-style-name="Preformatted_20_Text">
      <style:text-properties fo:font-size="10pt" fo:font-weight="normal" officeooo:rsid="005e018d" officeooo:paragraph-rsid="005e018d" style:font-size-asian="8.75pt" style:font-weight-asian="normal" style:font-size-complex="10pt" style:font-weight-complex="normal"/>
    </style:style>
    <style:style style:name="P132" style:family="paragraph" style:parent-style-name="Preformatted_20_Text">
      <style:text-properties fo:font-size="10pt" fo:font-weight="normal" officeooo:rsid="005e018d" officeooo:paragraph-rsid="0061a87d" style:font-size-asian="8.75pt" style:font-weight-asian="normal" style:font-size-complex="10pt" style:font-weight-complex="normal"/>
    </style:style>
    <style:style style:name="P133" style:family="paragraph" style:parent-style-name="Preformatted_20_Text" style:list-style-name="L16">
      <style:text-properties fo:font-size="10pt" fo:font-weight="normal" officeooo:rsid="002877b5" officeooo:paragraph-rsid="002877b5" fo:background-color="#2a6099" style:font-size-asian="8.75pt" style:font-weight-asian="normal" style:font-size-complex="10pt" style:font-weight-complex="normal"/>
    </style:style>
    <style:style style:name="P134" style:family="paragraph" style:parent-style-name="Preformatted_20_Text" style:list-style-name="L18">
      <style:text-properties fo:font-size="10pt" fo:font-weight="normal" officeooo:rsid="0029dd4a" officeooo:paragraph-rsid="0029dd4a" fo:background-color="#b4c7dc" style:font-size-asian="8.75pt" style:font-weight-asian="normal" style:font-size-complex="10pt" style:font-weight-complex="normal"/>
    </style:style>
    <style:style style:name="P135" style:family="paragraph" style:parent-style-name="Preformatted_20_Text" style:list-style-name="L13">
      <style:text-properties fo:font-size="10pt" fo:font-weight="bold" officeooo:rsid="001e8e41" officeooo:paragraph-rsid="001e8e41" style:font-size-asian="8.75pt" style:font-weight-asian="bold" style:font-size-complex="10pt" style:font-weight-complex="bold"/>
    </style:style>
    <style:style style:name="P136" style:family="paragraph" style:parent-style-name="Preformatted_20_Text" style:list-style-name="L27">
      <style:text-properties fo:font-size="10pt" fo:font-weight="bold" officeooo:rsid="00441eeb" officeooo:paragraph-rsid="00441eeb" style:font-size-asian="8.75pt" style:font-weight-asian="bold" style:font-size-complex="10pt" style:font-weight-complex="bold"/>
    </style:style>
    <style:style style:name="P137" style:family="paragraph" style:parent-style-name="Preformatted_20_Text">
      <style:text-properties fo:font-size="10pt" fo:font-weight="bold" officeooo:rsid="0060a596" officeooo:paragraph-rsid="0060a596" style:font-size-asian="8.75pt" style:font-weight-asian="bold" style:font-size-complex="10pt" style:font-weight-complex="bold"/>
    </style:style>
    <style:style style:name="P138" style:family="paragraph" style:parent-style-name="Preformatted_20_Text" style:list-style-name="L1">
      <style:text-properties officeooo:paragraph-rsid="0019a1fe" fo:background-color="#ff6d6d"/>
    </style:style>
    <style:style style:name="P139" style:family="paragraph" style:parent-style-name="Preformatted_20_Text" style:list-style-name="L11">
      <style:text-properties officeooo:paragraph-rsid="001e8e41" fo:background-color="#e0c2cd"/>
    </style:style>
    <style:style style:name="P140" style:family="paragraph" style:parent-style-name="Preformatted_20_Text" style:list-style-name="L23">
      <style:text-properties style:font-name="Liberation Mono2" fo:font-size="10pt" fo:font-style="normal" fo:font-weight="normal" officeooo:rsid="003a9af3" officeooo:paragraph-rsid="003a9af3" style:font-size-asian="10pt" style:font-style-asian="normal" style:font-weight-asian="normal" style:font-weight-complex="normal"/>
    </style:style>
    <style:style style:name="P141" style:family="paragraph" style:parent-style-name="Preformatted_20_Text" style:list-style-name="L30">
      <style:text-properties officeooo:paragraph-rsid="004c6135"/>
    </style:style>
    <style:style style:name="P142" style:family="paragraph" style:parent-style-name="Preformatted_20_Text" style:list-style-name="L30">
      <style:text-properties officeooo:rsid="004c6135" officeooo:paragraph-rsid="004c6135"/>
    </style:style>
    <style:style style:name="P143" style:family="paragraph" style:parent-style-name="Preformatted_20_Text">
      <style:text-properties style:text-line-through-style="none" style:text-line-through-type="none" fo:font-size="10pt" fo:font-weight="bold" officeooo:rsid="00526c00" officeooo:paragraph-rsid="00504fb5" style:font-size-asian="8.75pt" style:font-weight-asian="bold" style:font-size-complex="10pt" style:font-weight-complex="bold"/>
    </style:style>
    <style:style style:name="P144" style:family="paragraph" style:parent-style-name="Preformatted_20_Text" style:list-style-name="L31">
      <style:text-properties style:text-line-through-style="none" style:text-line-through-type="none" fo:font-size="10pt" fo:font-weight="normal" officeooo:rsid="00526c00" officeooo:paragraph-rsid="00526c00" style:font-size-asian="8.75pt" style:font-weight-asian="normal" style:font-size-complex="10pt" style:font-weight-complex="normal"/>
    </style:style>
    <style:style style:name="P145" style:family="paragraph" style:parent-style-name="Preformatted_20_Text" style:list-style-name="L31">
      <style:text-properties style:text-line-through-style="none" style:text-line-through-type="none" fo:font-size="10pt" fo:font-weight="normal" officeooo:rsid="00607111" officeooo:paragraph-rsid="00607111" style:font-size-asian="8.75pt" style:font-weight-asian="normal" style:font-size-complex="10pt" style:font-weight-complex="normal"/>
    </style:style>
    <style:style style:name="P146" style:family="paragraph" style:parent-style-name="Preformatted_20_Text" style:list-style-name="L31">
      <style:text-properties officeooo:paragraph-rsid="00526c00"/>
    </style:style>
    <style:style style:name="P147" style:family="paragraph">
      <loext:graphic-properties draw:fill="solid" draw:fill-color="#f6f9d4"/>
      <style:paragraph-properties style:writing-mode="lr-tb"/>
      <style:text-properties fo:color="#2a6099" loext:opacity="100%" fo:font-size="12pt" style:font-size-asian="10.5pt" style:font-size-complex="10pt"/>
    </style:style>
    <style:style style:name="P148" style:family="paragraph">
      <loext:graphic-properties draw:fill="solid" draw:fill-color="#e0c2cd"/>
      <style:paragraph-properties style:writing-mode="lr-tb"/>
      <style:text-properties fo:color="#ff0000" loext:opacity="100%" fo:font-size="10.5pt" style:font-size-asian="10.5pt" style:font-size-complex="10.5pt"/>
    </style:style>
    <style:style style:name="P149" style:family="paragraph">
      <loext:graphic-properties draw:fill="solid" draw:fill-color="#dee6ef"/>
      <style:paragraph-properties style:writing-mode="lr-tb"/>
      <style:text-properties fo:color="#224b12" loext:opacity="100%" fo:font-size="12pt" style:font-size-asian="10.5pt" style:font-size-complex="10pt"/>
    </style:style>
    <style:style style:name="P150" style:family="paragraph">
      <loext:graphic-properties draw:fill="bitmap" draw:fill-color="#ffffff" draw:fill-image-name="Painted_20_White"/>
      <style:paragraph-properties style:writing-mode="lr-tb"/>
      <style:text-properties fo:color="#2a6099" loext:opacity="100%" fo:font-size="12pt" style:font-size-asian="10.5pt" style:font-size-complex="10pt"/>
    </style:style>
    <style:style style:name="P151" style:family="paragraph">
      <loext:graphic-properties draw:fill="gradient" draw:fill-color="#ffffff" draw:fill-gradient-name="Spotted_20_Gray"/>
      <style:paragraph-properties style:writing-mode="lr-tb"/>
      <style:text-properties fo:color="#ff0000" loext:opacity="100%" fo:font-size="12pt" style:font-size-asian="10.5pt" style:font-size-complex="10pt"/>
    </style:style>
    <style:style style:name="P152" style:family="paragraph">
      <loext:graphic-properties draw:fill="gradient" draw:fill-color="#ffffff" draw:fill-gradient-name="Pastel_20_Bouquet"/>
      <style:paragraph-properties style:writing-mode="lr-tb"/>
      <style:text-properties fo:color="#224b12" loext:opacity="100%" fo:font-size="10.5pt" style:font-size-asian="10.5pt" style:font-size-complex="10.5pt"/>
    </style:style>
    <style:style style:name="P153" style:family="paragraph">
      <loext:graphic-properties draw:fill="solid" draw:fill-color="#dee6ef"/>
      <style:paragraph-properties style:writing-mode="lr-tb"/>
      <style:text-properties style:font-name="Liberation Mono1" fo:font-size="10pt" style:font-size-asian="10pt" style:font-size-complex="10pt"/>
    </style:style>
    <style:style style:name="P154" style:family="paragraph">
      <style:paragraph-properties fo:text-align="center"/>
    </style:style>
    <style:style style:name="P155" style:family="paragraph">
      <loext:graphic-properties draw:fill="gradient" draw:fill-color="#ffffff" draw:fill-gradient-name="Deep_20_Ocean"/>
      <style:paragraph-properties style:writing-mode="lr-tb"/>
      <style:text-properties style:text-outline="true"/>
    </style:style>
    <style:style style:name="P156" style:family="paragraph">
      <loext:graphic-properties draw:fill-color="#ff0000"/>
      <style:paragraph-properties fo:text-align="center"/>
    </style:style>
    <style:style style:name="P157" style:family="paragraph">
      <loext:graphic-properties draw:fill="gradient" draw:fill-color="#ffffff" draw:fill-gradient-name="Pastel_20_Dream"/>
      <style:paragraph-properties style:writing-mode="lr-tb"/>
    </style:style>
    <style:style style:name="P158" style:family="paragraph">
      <loext:graphic-properties draw:fill="gradient" draw:fill-color="#ffffff" draw:fill-gradient-name="Neon_20_Light"/>
      <style:paragraph-properties style:writing-mode="lr-tb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8755c" style:font-size-asian="8.75pt" style:font-size-complex="10pt"/>
    </style:style>
    <style:style style:name="T3" style:family="text">
      <style:text-properties fo:font-size="10pt" officeooo:rsid="0042cb1f" style:font-size-asian="8.75pt" style:font-size-complex="10pt"/>
    </style:style>
    <style:style style:name="T4" style:family="text">
      <style:text-properties fo:font-size="10pt" officeooo:rsid="0040fb39" style:font-size-asian="8.75pt" style:font-size-complex="10pt"/>
    </style:style>
    <style:style style:name="T5" style:family="text">
      <style:text-properties fo:font-size="10pt" fo:font-weight="normal" style:font-size-asian="8.75pt" style:font-weight-asian="normal" style:font-size-complex="10pt" style:font-weight-complex="normal"/>
    </style:style>
    <style:style style:name="T6" style:family="text">
      <style:text-properties fo:font-size="10pt" fo:font-weight="normal" officeooo:rsid="0018755c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1c46bd" style:font-size-asian="8.75pt" style:font-weight-asian="normal" style:font-size-complex="10pt" style:font-weight-complex="normal"/>
    </style:style>
    <style:style style:name="T8" style:family="text">
      <style:text-properties fo:font-size="10pt" fo:font-weight="normal" officeooo:rsid="001e8e41" style:font-size-asian="8.75pt" style:font-weight-asian="normal" style:font-size-complex="10pt" style:font-weight-complex="normal"/>
    </style:style>
    <style:style style:name="T9" style:family="text">
      <style:text-properties fo:font-size="10pt" fo:font-weight="normal" officeooo:rsid="0023c74d" style:font-size-asian="8.75pt" style:font-weight-asian="normal" style:font-size-complex="10pt" style:font-weight-complex="normal"/>
    </style:style>
    <style:style style:name="T10" style:family="text">
      <style:text-properties fo:font-size="10pt" fo:font-weight="normal" officeooo:rsid="0040fb39" style:font-size-asian="8.75pt" style:font-weight-asian="normal" style:font-size-complex="10pt" style:font-weight-complex="normal"/>
    </style:style>
    <style:style style:name="T11" style:family="text">
      <style:text-properties fo:font-size="10pt" fo:font-weight="normal" officeooo:rsid="00441eeb" style:font-size-asian="8.75pt" style:font-weight-asian="normal" style:font-size-complex="10pt" style:font-weight-complex="normal"/>
    </style:style>
    <style:style style:name="T12" style:family="text">
      <style:text-properties fo:font-size="10pt" fo:font-weight="normal" officeooo:rsid="004b1769" style:font-size-asian="8.75pt" style:font-weight-asian="normal" style:font-size-complex="10pt" style:font-weight-complex="normal"/>
    </style:style>
    <style:style style:name="T13" style:family="text">
      <style:text-properties fo:font-size="10pt" fo:font-weight="normal" officeooo:rsid="004c6135" style:font-size-asian="8.75pt" style:font-weight-asian="normal" style:font-size-complex="10pt" style:font-weight-complex="normal"/>
    </style:style>
    <style:style style:name="T14" style:family="text">
      <style:text-properties fo:font-size="10pt" fo:font-weight="bold" officeooo:rsid="0018755c" style:font-size-asian="8.75pt" style:font-weight-asian="bold" style:font-size-complex="10pt" style:font-weight-complex="bold"/>
    </style:style>
    <style:style style:name="T15" style:family="text">
      <style:text-properties officeooo:rsid="001b676a"/>
    </style:style>
    <style:style style:name="T16" style:family="text">
      <style:text-properties officeooo:rsid="0024a8eb"/>
    </style:style>
    <style:style style:name="T17" style:family="text">
      <style:text-properties officeooo:rsid="002712db"/>
    </style:style>
    <style:style style:name="T18" style:family="text">
      <style:text-properties officeooo:rsid="002b4934"/>
    </style:style>
    <style:style style:name="T19" style:family="text">
      <style:text-properties officeooo:rsid="002f9e6f"/>
    </style:style>
    <style:style style:name="T20" style:family="text">
      <style:text-properties officeooo:rsid="0030c031"/>
    </style:style>
    <style:style style:name="T21" style:family="text">
      <style:text-properties style:font-name="Liberation Mono1" officeooo:rsid="003a9af3" style:font-name-asian="Liberation Mono1" style:font-name-complex="Liberation Mono1"/>
    </style:style>
    <style:style style:name="T22" style:family="text">
      <style:text-properties fo:color="#ff4000" loext:opacity="100%"/>
    </style:style>
    <style:style style:name="T23" style:family="text">
      <style:text-properties officeooo:rsid="003b9950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3pt" officeooo:rsid="0058d4ac" style:font-size-asian="13pt" style:font-size-complex="13pt"/>
    </style:style>
    <style:style style:name="T26" style:family="text">
      <style:text-properties fo:color="#ff0000" loext:opacity="100%"/>
    </style:style>
    <style:style style:name="T27" style:family="text">
      <style:text-properties fo:color="#ff0000" loext:opacity="100%" style:text-line-through-style="none" style:text-line-through-type="none" fo:font-size="10pt" style:font-size-asian="8.75pt" style:font-size-complex="10pt"/>
    </style:style>
    <style:style style:name="T28" style:family="text">
      <style:text-properties fo:color="#ff0000" loext:opacity="100%" style:text-line-through-style="none" style:text-line-through-type="none" fo:font-size="10pt" officeooo:rsid="004ca552" style:font-size-asian="8.75pt" style:font-size-complex="10pt"/>
    </style:style>
    <style:style style:name="T29" style:family="text">
      <style:text-properties officeooo:rsid="00475fe8"/>
    </style:style>
    <style:style style:name="T30" style:family="text">
      <style:text-properties officeooo:rsid="00480eaf"/>
    </style:style>
    <style:style style:name="T31" style:family="text">
      <style:text-properties officeooo:rsid="0049bdbf"/>
    </style:style>
    <style:style style:name="T32" style:family="text">
      <style:text-properties style:text-line-through-style="solid" style:text-line-through-type="single" fo:font-size="10pt" fo:font-weight="normal" officeooo:rsid="004c6135" style:font-size-asian="8.75pt" style:font-weight-asian="normal" style:font-size-complex="10pt" style:font-weight-complex="normal"/>
    </style:style>
    <style:style style:name="T33" style:family="text">
      <style:text-properties style:text-line-through-style="none" style:text-line-through-type="none" fo:font-size="10pt" fo:font-weight="normal" officeooo:rsid="004c6135" style:font-size-asian="8.75pt" style:font-weight-asian="normal" style:font-size-complex="10pt" style:font-weight-complex="normal"/>
    </style:style>
    <style:style style:name="T34" style:family="text">
      <style:text-properties style:text-line-through-style="none" style:text-line-through-type="none" fo:font-size="10pt" fo:font-weight="normal" officeooo:rsid="00520155" style:font-size-asian="8.75pt" style:font-weight-asian="normal" style:font-size-complex="10pt" style:font-weight-complex="normal"/>
    </style:style>
    <style:style style:name="T35" style:family="text">
      <style:text-properties style:text-line-through-style="none" style:text-line-through-type="none" fo:font-size="10pt" fo:font-weight="normal" officeooo:rsid="00526c00" style:font-size-asian="8.75pt" style:font-weight-asian="normal" style:font-size-complex="10pt" style:font-weight-complex="normal"/>
    </style:style>
    <style:style style:name="T36" style:family="text">
      <style:text-properties style:text-line-through-style="none" style:text-line-through-type="none" fo:font-size="10pt" fo:font-weight="normal" officeooo:rsid="0053d1a2" style:font-size-asian="8.75pt" style:font-weight-asian="normal" style:font-size-complex="10pt" style:font-weight-complex="normal"/>
    </style:style>
    <style:style style:name="T37" style:family="text">
      <style:text-properties style:text-line-through-style="none" style:text-line-through-type="none" fo:font-size="10pt" style:font-size-asian="8.75pt" style:font-size-complex="10pt"/>
    </style:style>
    <style:style style:name="T38" style:family="text">
      <style:text-properties style:text-line-through-style="none" style:text-line-through-type="none" fo:font-size="10pt" officeooo:rsid="004fbebb" style:font-size-asian="8.75pt" style:font-size-complex="10pt"/>
    </style:style>
    <style:style style:name="T39" style:family="text">
      <style:text-properties style:text-line-through-style="none" style:text-line-through-type="none" fo:font-size="10pt" officeooo:rsid="004ca552" style:font-size-asian="8.75pt" style:font-size-complex="10pt"/>
    </style:style>
    <style:style style:name="T40" style:family="text">
      <style:text-properties style:text-line-through-style="none" style:text-line-through-type="none" fo:font-size="10pt" officeooo:rsid="00526c00" style:font-size-asian="8.75pt" style:font-size-complex="10pt"/>
    </style:style>
    <style:style style:name="T41" style:family="text">
      <style:text-properties fo:color="#224b12" loext:opacity="100%" style:text-line-through-style="none" style:text-line-through-type="none" fo:font-size="10pt" style:font-size-asian="8.75pt" style:font-size-complex="10pt"/>
    </style:style>
    <style:style style:name="T42" style:family="text">
      <style:text-properties fo:color="#2a6099" loext:opacity="100%" style:text-line-through-style="none" style:text-line-through-type="none" fo:font-size="10pt" style:font-size-asian="8.75pt" style:font-size-complex="10pt"/>
    </style:style>
    <style:style style:name="T43" style:family="text">
      <style:text-properties officeooo:rsid="005414cb"/>
    </style:style>
    <style:style style:name="T44" style:family="text">
      <style:text-properties fo:color="#00a933" loext:opacity="100%"/>
    </style:style>
    <style:style style:name="T45" style:family="text">
      <style:text-properties fo:color="#c9211e" loext:opacity="100%"/>
    </style:style>
    <style:style style:name="T46" style:family="text">
      <style:text-properties fo:color="#c9211e" loext:opacity="100%" officeooo:rsid="005c4943"/>
    </style:style>
    <style:style style:name="T47" style:family="text">
      <style:text-properties officeooo:rsid="005c4943"/>
    </style:style>
    <style:style style:name="T48" style:family="text">
      <style:text-properties officeooo:rsid="00614d74"/>
    </style:style>
    <style:style style:name="T49" style:family="text">
      <style:text-properties fo:color="#2a6099" loext:opacity="100%" fo:font-size="10.5pt" style:font-size-asian="10.5pt" style:font-size-complex="10.5pt"/>
    </style:style>
    <style:style style:name="T50" style:family="text">
      <style:text-properties fo:color="#ff0000" loext:opacity="100%" fo:font-size="10.5pt" style:font-size-asian="10.5pt" style:font-size-complex="10.5pt"/>
    </style:style>
    <style:style style:name="T51" style:family="text">
      <style:text-properties fo:color="#224b12" loext:opacity="100%" fo:font-size="10.5pt" style:font-size-asian="10.5pt" style:font-size-complex="10.5pt"/>
    </style:style>
    <style:style style:name="T52" style:family="text">
      <style:text-properties style:font-name="Liberation Mono1" fo:font-size="10pt" style:font-size-asian="10pt" style:font-size-complex="10pt"/>
    </style:style>
    <style:style style:name="T53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54" style:family="text">
      <style:text-properties style:font-name="Liberation Mono1" fo:font-size="10pt" fo:font-weight="bold" style:font-size-asian="10pt" style:font-size-complex="10pt" style:font-weight-complex="bold"/>
    </style:style>
    <style:style style:name="T55" style:family="text">
      <style:text-properties style:text-outline="true"/>
    </style:style>
    <style:style style:name="T56" style:family="text">
      <style:text-properties fo:color="#ff0000" loext:opacity="100%" style:text-outline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6cm" fo:text-indent="-0.635cm" fo:margin-left="1.6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1cm" fo:text-indent="-0.635cm" fo:margin-left="2.3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6cm" fo:text-indent="-0.635cm" fo:margin-left="2.9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1cm" fo:text-indent="-0.635cm" fo:margin-left="3.5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6cm" fo:text-indent="-0.635cm" fo:margin-left="4.2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1cm" fo:text-indent="-0.635cm" fo:margin-left="4.8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6cm" fo:text-indent="-0.635cm" fo:margin-left="5.4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1cm" fo:text-indent="-0.635cm" fo:margin-left="6.1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6cm" fo:text-indent="-0.635cm" fo:margin-left="6.7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1cm" fo:text-indent="-0.635cm" fo:margin-left="7.4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f6f9d4" fo:min-height="2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0c2cd" fo:min-height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ee6ef" fo:min-height="1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bitmap" draw:fill-color="#ffffff" draw:fill-image-name="Painted_20_White" fo:min-height="2.8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gradient" draw:fill-color="#ffffff" draw:fill-gradient-name="Spotted_20_Gray" fo:min-height="1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gradient" draw:fill-color="#ffffff" draw:fill-gradient-name="Pastel_20_Bouquet" fo:min-height="2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ff0000" draw:fill="solid" draw:fill-color="#dee6ef" fo:min-height="7.7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69a2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ff0000" draw:fill="gradient" draw:fill-color="#ffffff" draw:fill-gradient-name="Deep_20_Ocean" fo:min-height="2.5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ff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gradient" draw:fill-color="#ffffff" draw:fill-gradient-name="Pastel_20_Dream" fo:min-height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gradient" draw:fill-color="#ffffff" draw:fill-gradient-name="Neon_20_Light" fo:min-height="1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Docker</text:p>
      <text:p text:style-name="P4"/>
      <text:p text:style-name="P59">comandos:</text:p>
      <text:p text:style-name="P4"/>
      <text:p text:style-name="P35">docker version</text:p>
      <text:list xml:id="list1246541347" text:style-name="L1">
        <text:list-item>
          <text:p text:style-name="P98">client</text:p>
        </text:list-item>
        <text:list-item>
          <text:p text:style-name="P138"><text:span text:style-name="T6">server: </text:span><text:span text:style-name="T14">docker engine(se tem o server então podemos subir containers</text:span></text:p>
        </text:list-item>
      </text:list>
      <text:p text:style-name="P51"/>
      <text:p text:style-name="P60"><text:span text:style-name="T2">d</text:span><text:span text:style-name="T1">ocker info</text:span></text:p>
      <text:list xml:id="list910632570" text:style-name="L2">
        <text:list-item>
          <text:p text:style-name="P99">informacoes gerais (container,images,paused,run etc…)</text:p>
        </text:list-item>
      </text:list>
      <text:p text:style-name="P5"/>
      <text:p text:style-name="P36">sintaxe</text:p>
      <text:list xml:id="list2972987570" text:style-name="L3">
        <text:list-item>
          <text:p text:style-name="P100">docker &lt;commando&gt; &lt;sub-comando&gt; &lt;opcoes&gt;</text:p>
        </text:list-item>
      </text:list>
      <text:p text:style-name="P5"/>
      <text:p text:style-name="P37">docker container ls</text:p>
      <text:list xml:id="list2609603132" text:style-name="L4">
        <text:list-item>
          <text:p text:style-name="P101">lista os containers <text:span text:style-name="T15">que estao executando</text:span></text:p>
        </text:list-item>
      </text:list>
      <text:p text:style-name="P6"/>
      <text:p text:style-name="P38">docker container ls -a </text:p>
      <text:list xml:id="list2984444214" text:style-name="L5">
        <text:list-item>
          <text:p text:style-name="P102">lista os containers <text:span text:style-name="T15">todos inclusive os </text:span>parados</text:p>
        </text:list-item>
      </text:list>
      <text:p text:style-name="P6"/>
      <text:p text:style-name="P39">docker network ls</text:p>
      <text:list xml:id="list2357637688" text:style-name="L6">
        <text:list-item>
          <text:p text:style-name="P103">lista as redes</text:p>
        </text:list-item>
      </text:list>
      <text:p text:style-name="P6"/>
      <text:p text:style-name="P40">docker volumes ls</text:p>
      <text:list xml:id="list1288586322" text:style-name="L7">
        <text:list-item>
          <text:p text:style-name="P104">lista volumes</text:p>
        </text:list-item>
      </text:list>
      <text:p text:style-name="P6"/>
      <text:p text:style-name="P42">docker (container ou image,network,volumes etc…) --help</text:p>
      <text:list xml:id="list960270982" text:style-name="L8">
        <text:list-item>
          <text:p text:style-name="P105">o que da para fazer com container,com image e por ai vai</text:p>
        </text:list-item>
      </text:list>
      <text:p text:style-name="P6"/>
      <text:p text:style-name="P44"><draw:line text:anchor-type="paragraph" draw:z-index="2" draw:name="Shape3" draw:style-name="gr11" draw:text-style-name="P156" svg:x1="8.236cm" svg:y1="0.439cm" svg:x2="10.115cm" svg:y2="1.815cm"><text:p/></draw:line><draw:line text:anchor-type="paragraph" draw:z-index="3" draw:name="Shape4" draw:style-name="gr10" draw:text-style-name="P154" svg:x1="7.309cm" svg:y1="0.413cm" svg:x2="3.314cm" svg:y2="2.001cm"><text:p/></draw:line><draw:line text:anchor-type="paragraph" draw:z-index="5" draw:name="Shape6" draw:style-name="gr8" draw:text-style-name="P154" svg:x1="7.442cm" svg:y1="0.515cm" svg:x2="6.833cm" svg:y2="5.066cm"><text:p/></draw:line>docker container run --name web01 -<text:span text:style-name="T18">d</text:span> -<text:span text:style-name="T18">p</text:span> 8080:80<text:span text:style-name="T16">80</text:span> <text:s/>wellistong/springboot2-essentials </text:p>
      <text:list xml:id="list3282532056" text:style-name="L9">
        <text:list-item>
          <text:p text:style-name="P106">rodar container</text:p>
        </text:list-item>
      </text:list>
      <text:p text:style-name="P43"/>
      <text:p text:style-name="P43"><draw:frame text:anchor-type="paragraph" draw:z-index="0" draw:name="Shape1" draw:style-name="gr13" draw:text-style-name="P158" svg:width="4.049cm" svg:height="1.8cm" svg:x="9.135cm" svg:y="0.213cm"><draw:text-box><text:p>-p serve para definir a porta</text:p></draw:text-box></draw:frame><draw:frame text:anchor-type="paragraph" draw:z-index="1" draw:name="Shape2" draw:style-name="gr12" draw:text-style-name="P157" svg:width="5.16cm" svg:height="1.721cm" svg:x="0.272cm" svg:y="0.399cm"><draw:text-box><text:p>-d rodar container sem perder o terminal</text:p><text:p/></draw:text-box></draw:frame></text:p>
      <text:p text:style-name="P43"/>
      <text:p text:style-name="P43"/>
      <text:p text:style-name="P43"/>
      <text:p text:style-name="P43"/>
      <text:p text:style-name="P43"/>
      <text:p text:style-name="P7"/>
      <text:p text:style-name="P46"/>
      <text:p text:style-name="P46"><draw:frame text:anchor-type="paragraph" draw:z-index="4" draw:name="Shape5" draw:style-name="gr9" draw:text-style-name="P155" svg:width="3.705cm" svg:height="2.514cm" svg:x="5.14cm" svg:y="0.258cm"><draw:text-box><text:p><text:span text:style-name="T55">Se for </text:span><text:span text:style-name="T56">-P</text:span><text:span text:style-name="T55"> maiusculo ele vai rodar </text:span><text:span text:style-name="T55">o container em uma porta </text:span><text:span text:style-name="T55">aleatoria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docker container stop [id or name container]</text:p>
      <text:list xml:id="list2273598804" text:style-name="L10">
        <text:list-item>
          <text:p text:style-name="P108">parar container</text:p>
        </text:list-item>
      </text:list>
      <text:p text:style-name="P46"/>
      <text:p text:style-name="P41">docker container rm -f 23c ede</text:p>
      <text:list xml:id="list96693236" text:style-name="L11">
        <text:list-item>
          <text:p text:style-name="P139"><text:span text:style-name="T7">p</text:span><text:span text:style-name="T8">ara os container e exclu</text:span><text:span text:style-name="T9">i-los</text:span></text:p>
        </text:list-item>
      </text:list>
      <text:p text:style-name="P7"/>
      <text:p text:style-name="P7"/>
      <text:p text:style-name="P47">docker container rm [id or name container]</text:p>
      <text:list xml:id="list4273007353" text:style-name="L12">
        <text:list-item>
          <text:p text:style-name="P109">excluir container</text:p>
        </text:list-item>
      </text:list>
      <text:p text:style-name="P6"/>
      <text:p text:style-name="P6"/>
      <text:p text:style-name="P6"/>
      <text:p text:style-name="P52"><text:soft-page-break/>docker container stop $(docker container ls -a -q)</text:p>
      <text:list xml:id="list3409287387" text:style-name="L13">
        <text:list-item>
          <text:p text:style-name="P135">este comando pode ser usado para remover tudo de uma vez(rm -f) ou parar todos etc</text:p>
        </text:list-item>
      </text:list>
      <text:p text:style-name="P6"/>
      <text:p text:style-name="P48">docker container logs web01</text:p>
      <text:list xml:id="list2895567072" text:style-name="L14">
        <text:list-item>
          <text:p text:style-name="P110">acompanhar os logs do sistema, se adicionar -f vai acomapanhar em tempo real</text:p>
        </text:list-item>
      </text:list>
      <text:p text:style-name="P8"/>
      <text:p text:style-name="P8">docker container top <text:span text:style-name="T17">web01</text:span></text:p>
      <text:list xml:id="list1881241999" text:style-name="L15">
        <text:list-item>
          <text:p text:style-name="P111">saber os processos</text:p>
        </text:list-item>
      </text:list>
      <text:p text:style-name="P9"/>
      <text:p text:style-name="P49">docker container stats web01</text:p>
      <text:list xml:id="list689014319" text:style-name="L16">
        <text:list-item>
          <text:p text:style-name="P133">utilizacao dos recursos CPU,MEMORY,limite de memoria,entrada de rede,disco</text:p>
        </text:list-item>
      </text:list>
      <text:p text:style-name="P6"/>
      <text:p text:style-name="P45">docker container inspect</text:p>
      <text:list xml:id="list321109671" text:style-name="L17">
        <text:list-item>
          <text:p text:style-name="P107">saber o que aquele container tem, como image,rede,volumes…</text:p>
        </text:list-item>
      </text:list>
      <text:p text:style-name="P10"/>
      <text:p text:style-name="P50">docker container inspect -f {{.Platform}} web01</text:p>
      <text:list xml:id="list4179690447" text:style-name="L18">
        <text:list-item>
          <text:p text:style-name="P134">pegar coisas especifica do inspect como platform,name do container,network….</text:p>
        </text:list-item>
      </text:list>
      <text:p text:style-name="P6"/>
      <text:p text:style-name="P6"/>
      <text:p text:style-name="P6"/>
      <text:p text:style-name="P61">Conceito de redes</text:p>
      <text:p text:style-name="P13"/>
      <text:p text:style-name="P15">(bridge)</text:p>
      <text:list xml:id="list1655585112" text:style-name="L19">
        <text:list-item>
          <text:p text:style-name="P112">faz um nat</text:p>
        </text:list-item>
      </text:list>
      <text:p text:style-name="P13"/>
      <text:list xml:id="list171159938798539" text:continue-numbering="true" text:style-name="L19">
        <text:list-item>
          <text:p text:style-name="P113">toda vez que criar um conteiner ele sera associado por padrao a rede bridge</text:p>
        </text:list-item>
      </text:list>
      <text:p text:style-name="P14"/>
      <text:list xml:id="list171159268646765" text:continue-numbering="true" text:style-name="L19">
        <text:list-item>
          <text:p text:style-name="P114">na rede bridge se os conteiner estiverem na mesma rede eles conseguem se comunicar</text:p>
        </text:list-item>
      </text:list>
      <text:p text:style-name="P14"/>
      <text:list xml:id="list171159466195403" text:continue-numbering="true" text:style-name="L19">
        <text:list-item>
          <text:p text:style-name="P112">ela tem o ip diferente do pc conteiner tem um ip e pc outra</text:p>
        </text:list-item>
      </text:list>
      <text:p text:style-name="P11"/>
      <text:p text:style-name="P14"><text:span text:style-name="T19">(</text:span>host<text:span text:style-name="T20">)</text:span></text:p>
      <text:list xml:id="list1136031061" text:style-name="L20">
        <text:list-item>
          <text:p text:style-name="P115">ela faz uma ponte o mesmo ip do conteiner é o mesmo de pc</text:p>
        </text:list-item>
        <text:list-item>
          <text:p text:style-name="P116">não consigo rodar dois conteiner na mesma porta na rede host</text:p>
        </text:list-item>
      </text:list>
      <text:p text:style-name="P12"/>
      <text:p text:style-name="P16">(None)</text:p>
      <text:list xml:id="list1306286638" text:style-name="L21">
        <text:list-item>
          <text:p text:style-name="P117">não possuir acesso externo e de outros conteiners</text:p>
        </text:list-item>
      </text:list>
      <text:p text:style-name="P16"/>
      <text:p text:style-name="P18"/>
      <text:p text:style-name="P18"/>
      <text:p text:style-name="P64">exemplo de comunicacao entre conteiners</text:p>
      <text:p text:style-name="P18"><draw:frame text:anchor-type="paragraph" draw:z-index="6" draw:name="Shape7" draw:style-name="gr7" draw:text-style-name="P153" svg:width="20.453cm" svg:height="7.78cm" svg:x="-1.64cm" svg:y="0.187cm"><draw:text-box><text:p><text:span text:style-name="T52">se você criar duas redes </text:span><text:span text:style-name="T52">ambient1 e ambient2</text:span></text:p><text:p><text:span text:style-name="T53">sudo docker network create </text:span><text:span text:style-name="T53">--driver bridge ambient1</text:span></text:p><text:p><text:span text:style-name="T54"/></text:p><text:p><text:span text:style-name="T52"/></text:p><text:p><text:span text:style-name="T52">se você criar um 2 </text:span><text:span text:style-name="T52">conteiner h_ambiente1 e </text:span><text:span text:style-name="T52">h_ambiente2 <text:s/>e dizer que os </text:span><text:span text:style-name="T52">dois pertence a rede </text:span><text:span text:style-name="T52">ambient1</text:span></text:p><text:p><text:span text:style-name="T53">sudo docker container run -</text:span><text:span text:style-name="T53">d --name h_ambiente1 --</text:span><text:span text:style-name="T53">network ambient1 </text:span><text:span text:style-name="T53">nginx:alpine</text:span></text:p><text:p><text:span text:style-name="T52"/></text:p><text:p><text:span text:style-name="T52">entra no primeiro por </text:span><text:span text:style-name="T52">exemplo</text:span></text:p><text:p><text:span text:style-name="T53">1 - sudo docker container </text:span><text:span text:style-name="T53">exec -it h_ambiente1 sh</text:span></text:p><text:p><text:span text:style-name="T53">2 – ipcofig //para pegar a </text:span><text:span text:style-name="T53">porta do conteiner</text:span></text:p><text:p><text:span text:style-name="T52"/></text:p><text:p><text:span text:style-name="T52">depois tentar se comunicar </text:span><text:span text:style-name="T52">com o h_ambiente2 atravez </text:span><text:span text:style-name="T52">do comando abaixo, vai </text:span><text:span text:style-name="T52">funcionar porque os dois </text:span><text:span text:style-name="T52">estao na mesma </text:span><text:span text:style-name="T52">rede(ambiente1)</text:span></text:p><text:p><text:span text:style-name="T53">ping 172.18.0.3// ip do </text:span><text:span text:style-name="T53">conteiner 2</text:span></text:p><text:p><text:span text:style-name="T54"/></text:p><text:p><text:span text:style-name="T52">mas se tentar se comunicar </text:span><text:span text:style-name="T52">com outro conteiner que </text:span><text:span text:style-name="T52">esteja fora da rede </text:span><text:span text:style-name="T52">bridge(ambient1) ou seja se </text:span><text:span text:style-name="T52">você criar outro conteiners </text:span><text:span text:style-name="T52">só que na rede ambient2 </text:span></text:p><text:p><text:span text:style-name="T52">não ira conseguir se </text:span><text:span text:style-name="T52">comunicar 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text:span text:style-name="T22">criar rede link:</text:span>https://acervolima.com/criacao-de-uma-rede-no-docker-e-conexao-de-um-conteiner-a-essa-rede/</text:p>
      <text:p text:style-name="P18"/>
      <text:p text:style-name="P17"/>
      <text:p text:style-name="P11"/>
      <text:p text:style-name="P6"/>
      <text:p text:style-name="P62"><text:span text:style-name="T21"><text:s text:c="19"/>Gerenciamento</text:span> de redes</text:p>
      <text:p text:style-name="P20"/>
      <text:p text:style-name="P20">listar redes</text:p>
      <text:list xml:id="list3028815216" text:style-name="L22">
        <text:list-item>
          <text:p text:style-name="P118">docker network ls</text:p>
        </text:list-item>
      </text:list>
      <text:p text:style-name="P66"/>
      <text:p text:style-name="P67">criar rede</text:p>
      <text:list xml:id="list736281340" text:style-name="L23">
        <text:list-item>
          <text:p text:style-name="P119">docker network create my_custon_red ou </text:p>
        </text:list-item>
        <text:list-item>
          <text:p text:style-name="P140">docker network create --driver bridge ambient1</text:p>
        </text:list-item>
      </text:list>
      <text:p text:style-name="P93"/>
      <text:p text:style-name="P20"/>
      <text:p text:style-name="P20">verificar <text:span text:style-name="T23">informacoes especificas da rede</text:span></text:p>
      <text:list xml:id="list2670920838" text:style-name="L24">
        <text:list-item>
          <text:p text:style-name="P120">docker inspect nome_rede</text:p>
        </text:list-item>
      </text:list>
      <text:p text:style-name="P21"/>
      <text:p text:style-name="P21">criar rede com range diferente(personalizado)</text:p>
      <text:list xml:id="list125222781" text:style-name="L25">
        <text:list-item>
          <text:p text:style-name="P121">sudo docker network create --drive bridge –-subnet 192.168.134.0/24 --gateway 192.168.134.1 custon_rede</text:p>
        </text:list-item>
      </text:list>
      <text:p text:style-name="P22"/>
      <text:p text:style-name="P23">remover todas redes não utilizadas</text:p>
      <text:list xml:id="list1627533924" text:style-name="L26">
        <text:list-item>
          <text:p text:style-name="P122">sudo docker network prune ou sudo docker network rm nome_rede</text:p>
        </text:list-item>
      </text:list>
      <text:p text:style-name="P23"/>
      <text:p text:style-name="P23"/>
      <text:p text:style-name="P23"/>
      <text:p text:style-name="P2"><text:s text:c="9"/><text:span text:style-name="T24">como usar DNS em containers docker</text:span><text:span text:style-name="T25">++</text:span></text:p>
      <text:p text:style-name="P24"/>
      <text:p text:style-name="P2"><text:span text:style-name="T5">ao criar um container sem especificar a rede ele automaticamente vai ser associado a rede bridge e est</text:span><text:span text:style-name="T10">a</text:span><text:span text:style-name="T5"> não possui o dns configurado, isso significa que </text:span></text:p>
      <text:p text:style-name="P2"><text:span text:style-name="T5">ao tentar fazer a comunicacao entre dois containers só sera possível usar o Ip dos containers o nome não. </text:span><text:span text:style-name="T10">Ate da para para fazer com o link mas só é possível conectar do segundo para o primeiro container e não o contrario</text:span></text:p>
      <text:p text:style-name="P25"/>
      <text:p text:style-name="P2"><text:span text:style-name="T3">criar container: </text:span><text:span text:style-name="T4">sudo docker container run -d --name webhost2 --link webhost1 nginx:alpine</text:span></text:p>
      <text:p text:style-name="P53"/>
      <text:p text:style-name="P3"><text:span text:style-name="T4">c</text:span><text:span text:style-name="T1">onecta o container 2 para 1:sudo docker container exec -it webhost2 ping webhost1</text:span></text:p>
      <text:p text:style-name="P54"/>
      <text:p text:style-name="P54">se tentar conectar do 1 para o segundo não irá conseguir</text:p>
      <text:p text:style-name="P26"/>
      <text:p text:style-name="P68">* A solucao é criar uma rede e criar os container dentro desta rede</text:p>
      <text:p text:style-name="P27"/>
      <text:list xml:id="list1919876245" text:style-name="L27">
        <text:list-item>
          <text:p text:style-name="P123">criar rede: sudo docker network create -d bridge network_web</text:p>
        </text:list-item>
        <text:list-item>
          <text:p text:style-name="P123">criar os containers e associar eles a rede: </text:p>
          <text:p text:style-name="P123"/>
          <text:p text:style-name="P136">sudo docker container run -d --name webhost1 --network network_web nginx:alpine </text:p>
          <text:p text:style-name="P123"/>
          <text:p text:style-name="P136">sudo docker container run -d --name webhost2 --network network_web nginx:alpine</text:p>
          <text:p text:style-name="P136"/>
        </text:list-item>
        <text:list-item>
          <text:p text:style-name="P123">tentar fazer o ping do 1 para o 2:</text:p>
          <text:p text:style-name="P123"/>
          <text:p text:style-name="P136">sudo docker container exec -it webhost1 ping webhost2</text:p>
          <text:p text:style-name="P123"/>
        </text:list-item>
        <text:list-item>
          <text:p text:style-name="P123">tentar fazer o ping do 2 para o 1:</text:p>
          <text:p text:style-name="P123"/>
          <text:p text:style-name="P136">sudo docker container exec -it webhost2 ping webhost1</text:p>
        </text:list-item>
      </text:list>
      <text:p text:style-name="P55"/>
      <text:p text:style-name="P55"><text:soft-page-break/></text:p>
      <text:p text:style-name="P63"><text:tab/><text:tab/><text:tab/><text:tab/><text:tab/>volumes docker</text:p>
      <text:p text:style-name="P63"/>
      <text:p text:style-name="P56">* <text:span text:style-name="T29">ciclos de vida de um container</text:span></text:p>
      <text:list xml:id="list2058939186" text:style-name="L28">
        <text:list-item>
          <text:p text:style-name="P125">efemero:tem curta duracao, uma hora ele vai parar de funcionar. Um container nasce para morrer</text:p>
        </text:list-item>
        <text:list-item>
          <text:p text:style-name="P126">imutável: não deve mudar nada depois que o container foi criado pois <text:s text:c="2"/>quando o container morrer estas alteracoes serãpo perdidas</text:p>
        </text:list-item>
      </text:list>
      <text:p text:style-name="P30"/>
      <text:p text:style-name="P28">* <text:span text:style-name="T30">persistencia de dados</text:span></text:p>
      <text:list xml:id="list2651041510" text:style-name="L29">
        <text:list-item>
          <text:p text:style-name="P127">volumes: gerenciados pelo docker host. O único controler que temos é criar e remover o resto o docker que gerenciar as configuracoes.</text:p>
        </text:list-item>
        <text:list-item>
          <text:p text:style-name="P124"><text:span text:style-name="T30">Bind volumes:depende de uma estrutura de diretorios no docker host. </text:span><text:span text:style-name="T31">Voce vai mapear o que esta dentro da sua maquina para o container seja um arquivo de configuracao ou um diretorio</text:span></text:p>
        </text:list-item>
      </text:list>
      <text:p text:style-name="P29"/>
      <text:p text:style-name="P57">volumes nomeados</text:p>
      <text:list xml:id="list2910302510" text:style-name="L30">
        <text:list-item>
          <text:p text:style-name="P128">criar o volume antes de criar e iniciar o container</text:p>
        </text:list-item>
        <text:list-item>
          <text:p text:style-name="P141"><text:span text:style-name="T12">criar o volume no momento da criacao e inicializacao do container</text:span><text:span text:style-name="T11"> </text:span></text:p>
        </text:list-item>
        <text:list-item>
          <text:p text:style-name="P141"><text:span text:style-name="T13">para criar um volume temos duas opções (-v / </text:span><text:span text:style-name="T32">--</text:span><text:span text:style-name="T33">volume) ou --mount</text:span><text:span text:style-name="T11"> <text:s/></text:span></text:p>
        </text:list-item>
        <text:list-item>
          <text:p text:style-name="P142"><text:span text:style-name="T11">s</text:span><text:span text:style-name="T5">e você precisa passar informacoes sobre driver de volume, deve utilizar –mount</text:span></text:p>
        </text:list-item>
      </text:list>
      <text:p text:style-name="P31"/>
      <text:p text:style-name="P32">* sintaxe do -v ou –volume</text:p>
      <text:p text:style-name="P58"/>
      <text:p text:style-name="P69"><text:span text:style-name="T37">-v </text:span><text:span text:style-name="T41">mysqldb</text:span><text:span text:style-name="T37">:</text:span><text:span text:style-name="T27">/var/lib/mysql</text:span><text:span text:style-name="T37">:</text:span><text:span text:style-name="T42">ro</text:span></text:p>
      <text:p text:style-name="P73"/>
      <text:p text:style-name="P82"><draw:frame text:anchor-type="paragraph" draw:z-index="7" draw:name="Shape8" draw:style-name="gr6" draw:text-style-name="P152" svg:width="5.769cm" svg:height="2.065cm" svg:x="-0.681cm" svg:y="0.115cm"><draw:text-box><text:p><text:span text:style-name="T51">mysql-db = volume dentro do </text:span><text:span text:style-name="T51">container(um volume que você criou </text:span><text:span text:style-name="T51">ou esta criando agora</text:span></text:p></draw:text-box></draw:frame></text:p>
      <text:p text:style-name="P82"><draw:frame text:anchor-type="paragraph" draw:z-index="8" draw:name="Shape9" draw:style-name="gr5" draw:text-style-name="P151" svg:width="7.462cm" svg:height="1.668cm" svg:x="5.405cm" svg:y="0.138cm"><draw:text-box><text:p><text:span text:style-name="T50">/var/lib/mysql = diretorio dentro do </text:span><text:span text:style-name="T50">container(tudo que tiver aqui sera </text:span><text:span text:style-name="T50">armazenado no mysql-db)</text:span></text:p></draw:text-box></draw:frame><draw:frame text:anchor-type="paragraph" draw:z-index="9" draw:name="Shape10" draw:style-name="gr4" draw:text-style-name="P150" svg:width="5.292cm" svg:height="2.885cm" svg:x="13.236cm" svg:y="0.217cm"><draw:text-box><text:p><text:span text:style-name="T49">ro = este campo é opcional, é possível </text:span><text:span text:style-name="T49">informar se o volume é read only(ro) </text:span><text:span text:style-name="T49">ou read write(rw). O padrao é rw</text:span></text:p></draw:text-box></draw:frame></text:p>
      <text:p text:style-name="P82"/>
      <text:p text:style-name="P82"/>
      <text:p text:style-name="P82"/>
      <text:p text:style-name="P82"/>
      <text:p text:style-name="P82"/>
      <text:p text:style-name="P84"/>
      <text:p text:style-name="P75"/>
      <text:p text:style-name="P75"/>
      <text:p text:style-name="P70"><text:span text:style-name="T37">* sintaxe do –</text:span><text:span text:style-name="T38">mount(composta por chave e valor)</text:span></text:p>
      <text:p text:style-name="P80"/>
      <text:p text:style-name="P71"><text:span text:style-name="T37">--mount ’type=volume,</text:span><text:span text:style-name="T41">source=mysql-db</text:span><text:span text:style-name="T37">,</text:span><text:span text:style-name="T27">target=</text:span><text:span text:style-name="T28">/var/lib/mysql</text:span><text:span text:style-name="T39">,</text:span><text:span text:style-name="T42">readonly</text:span><text:span text:style-name="T37">’</text:span></text:p>
      <text:p text:style-name="P76"/>
      <text:p text:style-name="P83"/>
      <text:p text:style-name="P83"><draw:frame text:anchor-type="paragraph" draw:z-index="10" draw:name="Shape11" draw:style-name="gr3" draw:text-style-name="P149" svg:width="5.531cm" svg:height="1.826cm" svg:x="-1.051cm" svg:y="0.083cm"><draw:text-box><text:p><text:span text:style-name="T51">mysql-db = volume nomeado no </text:span><text:span text:style-name="T51">docker host.Podemos chamar através </text:span><text:span text:style-name="T51">de source ou src</text:span></text:p></draw:text-box></draw:frame></text:p>
      <text:p text:style-name="P83"/>
      <text:p text:style-name="P83"><draw:frame text:anchor-type="paragraph" draw:z-index="11" draw:name="Shape12" draw:style-name="gr2" draw:text-style-name="P148" svg:width="5.398cm" svg:height="1.985cm" svg:x="4.849cm" svg:y="0.288cm"><draw:text-box><text:p><text:span text:style-name="T50">/var/lib/mysql = diretorio dentro do </text:span><text:span text:style-name="T50">container. Podemos chamar de </text:span><text:span text:style-name="T50">destination, dst ou target</text:span></text:p></draw:text-box></draw:frame></text:p>
      <text:p text:style-name="P83"><draw:frame text:anchor-type="paragraph" draw:z-index="12" draw:name="Shape13" draw:style-name="gr1" draw:text-style-name="P147" svg:width="5.716cm" svg:height="2.329cm" svg:x="11.464cm" svg:y="0.231cm"><draw:text-box><text:p><text:span text:style-name="T49">readonly = este campo é opcional, é </text:span><text:span text:style-name="T49">possível informar se volume é read-</text:span><text:span text:style-name="T49">only ou read-write. O padrao é read-</text:span><text:span text:style-name="T49">write</text:span></text:p></draw:text-box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5"/>
      <text:p text:style-name="P76"/>
      <text:p text:style-name="P143"/>
      <text:p text:style-name="P143"/>
      <text:p text:style-name="P143"/>
      <text:p text:style-name="P143"/>
      <text:p text:style-name="P143"/>
      <text:p text:style-name="P143"/>
      <text:p text:style-name="P72"><text:soft-page-break/><text:span text:style-name="T40">B</text:span><text:span text:style-name="T37">ind volumes </text:span></text:p>
      <text:p text:style-name="P81"/>
      <text:list xml:id="list3199824477" text:style-name="L31">
        <text:list-item>
          <text:p text:style-name="P146"><text:span text:style-name="T34">u</text:span><text:span text:style-name="T35">tiliza a estrutura de arquivos e diretorios no docker host</text:span></text:p>
        </text:list-item>
        <text:list-item>
          <text:p text:style-name="P144">É necessário existir o arquivo ou diretório criado no docker host</text:p>
        </text:list-item>
        <text:list-item>
          <text:p text:style-name="P144">O arquivo ou deretório é referenciado através do caminho absoluto ou relativo</text:p>
        </text:list-item>
        <text:list-item>
          <text:p text:style-name="P145">é muito utilizado com vai precisar persistir arquivos de configuracao para o volume</text:p>
        </text:list-item>
      </text:list>
      <text:p text:style-name="P79"/>
      <text:p text:style-name="P79"/>
      <text:p text:style-name="P77">* sintaxe -v ou –volume com bind volumes</text:p>
      <text:p text:style-name="P77"/>
      <text:p text:style-name="P77">-v <text:span text:style-name="T44">$(pwd)/mysql</text:span>:<text:span text:style-name="T26">/var/lib/mysql</text:span></text:p>
      <text:p text:style-name="P77"/>
      <text:p text:style-name="P77"><text:span text:style-name="T44">$(pwd)/mysql</text:span> <text:span text:style-name="T44">= caminho do diretório local</text:span></text:p>
      <text:p text:style-name="P77"/>
      <text:p text:style-name="P90">/var/lib/mysql = diretório dentro do container</text:p>
      <text:p text:style-name="P77"/>
      <text:p text:style-name="P87"><text:span text:style-name="T36">ro = </text:span><text:s/>ro = este campo é opcional, é possível informar se o volume é read only(ro) ou read write(rw). O padrao é rw</text:p>
      <text:p text:style-name="P88"/>
      <text:p text:style-name="P89">* sintaxe --mount</text:p>
      <text:p text:style-name="P89"/>
      <text:p text:style-name="P89">--mount ‘type=volume,<text:span text:style-name="T44">source=$(pwd)mysql</text:span>,<text:span text:style-name="T26">target=/var/lib/mysql</text:span>,readonly’</text:p>
      <text:p text:style-name="P89"/>
      <text:p text:style-name="P92">$(pwd)/mysql = caminho do diretorio local .Podemos chamar através de source ou src</text:p>
      <text:p text:style-name="P89"/>
      <text:p text:style-name="P91">/var/lib/mysql <text:span text:style-name="T43">= diretorio dentro do container. Podemos chamar atravaes de destination, dst ou target</text:span></text:p>
      <text:p text:style-name="P78"/>
      <text:p text:style-name="P86">readonly = este campo é opcional, é possível informar se o volume é read-only oyu read-write. O padrao é read-write</text:p>
      <text:p text:style-name="P94"/>
      <text:p text:style-name="P95">ex.</text:p>
      <text:p text:style-name="P95"/>
      <text:p text:style-name="P96">criando container com volumes nomeados</text:p>
      <text:p text:style-name="P95"/>
      <text:p text:style-name="P95">criar volume </text:p>
      <text:p text:style-name="P95">- sudo docker volume create name_volume</text:p>
      <text:p text:style-name="P95"/>
      <text:p text:style-name="P97"><text:span text:style-name="T47">flag </text:span>-<text:span text:style-name="T47">v</text:span></text:p>
      <text:p text:style-name="P95"/>
      <text:p text:style-name="P95">criar container setando o volume <text:span text:style-name="T47">com </text:span><text:span text:style-name="T46">-v</text:span></text:p>
      <text:p text:style-name="P73">- sudo docker container run -d --name postgre-db <text:span text:style-name="T45">-v</text:span> <text:s text:c="5"/>postgre-db:/var/lib/postgresql/data -e "POSTGRES_PASSWORD=123456" postgres</text:p>
      <text:p text:style-name="P73"/>
      <text:p text:style-name="P73"/>
      <text:p text:style-name="P33">criar container e volume ao mesmo tempo</text:p>
      <text:p text:style-name="P74">- sudo docker container run -d --name postgre-db <text:span text:style-name="T45">-v</text:span> postgre-db:/var/lib/postgresql/data -e "POSTGRES_PASSWORD=123456" postgres</text:p>
      <text:p text:style-name="P74"/>
      <text:p text:style-name="P74"/>
      <text:p text:style-name="P65">flag --mount</text:p>
      <text:p text:style-name="P32"/>
      <text:p text:style-name="P32">sudo docker container run -d --name postgre-db-5 --mount 'type=volume,source=postgre-db-3,target=/var/lib/postgresql/data' -e "POSTGRES_PASSWORD=123456" postgres</text:p>
      <text:p text:style-name="P32"/>
      <text:p text:style-name="P32"/>
      <text:p text:style-name="P34"/>
      <text:p text:style-name="P34"/>
      <text:p text:style-name="P34"/>
      <text:p text:style-name="P34"><text:soft-page-break/></text:p>
      <text:p text:style-name="P32"/>
      <text:p text:style-name="P32"/>
      <text:p text:style-name="P32"/>
      <text:p text:style-name="P32"/>
      <text:p text:style-name="P32"/>
      <text:p text:style-name="P137">exemplo de bind volumes</text:p>
      <text:p text:style-name="P137"/>
      <text:p text:style-name="P129"><text:span text:style-name="T48">1. </text:span>sudo docker container cp nginx1:/usr/share/nginx/html/index.html .</text:p>
      <text:p text:style-name="P129"/>
      <text:p text:style-name="P130">2. Vim index.html(altera-lo)</text:p>
      <text:p text:style-name="P129"/>
      <text:p text:style-name="P129"><text:span text:style-name="T48">3 . </text:span>sudo docker container run -d --name nginx2 -v <text:s text:c="3"/>$(pwd)/index.html:/usr/share/nginx/html/index.html -p 81:80 nginx</text:p>
      <text:p text:style-name="P129"/>
      <text:p text:style-name="P129"/>
      <text:p text:style-name="P129"/>
      <text:p text:style-name="P129">esta pegando um arquivo <text:span text:style-name="T48">da imagem nginx1, alterando no no tópico dois,e criando outro container só que substituindo o arquivo index.html pelo o qual foi modificado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132">bind volumes: <text:a xlink:type="simple" xlink:href="https://www.linkedin.com/pulse/docker-e-persistência-de-dados-com-volumes-bind-mount-tiago-perroni/?originalSubdomain=pt" text:style-name="Internet_20_link" text:visited-style-name="Visited_20_Internet_20_Link">https://www.linkedin.com/pulse/docker-e-persistência-de-dados-com-volumes-bind-mount-tiago-perroni/?originalSubdomain=pt</text:a></text:p>
      <text:p text:style-name="P132"/>
      <text:p text:style-name="P32">https://stackoverflow.com/questions/64780816/two-volumes-are-created-when-i-run-a-docker-container-with-volume-mapp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hancery Uralic" svg:font-family="'Chancery Uralic'" style:font-pitch="variable"/>
    <style:font-face style:name="Liberation Mono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Mono2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Neon_20_Light" draw:display-name="Neon Light" draw:style="ellipsoid" draw:cx="50%" draw:cy="50%" draw:start-color="#127622" draw:end-color="#ffffff" draw:start-intensity="100%" draw:end-intensity="100%" draw:angle="0deg" draw:border="15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hatch draw:name="Black_20_0_20_Degrees" draw:display-name="Black 0 Degrees" draw:style="single" draw:color="#000000" draw:distance="0.102cm" draw:rotation="0"/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0T17:11:58.186066178</dc:date>
    <meta:editing-duration>PT7H37M31S</meta:editing-duration>
    <meta:editing-cycles>58</meta:editing-cycles>
    <meta:generator>LibreOffice/7.0.4.2$Linux_X86_64 LibreOffice_project/00$Build-2</meta:generator>
    <meta:document-statistic meta:table-count="0" meta:image-count="0" meta:object-count="0" meta:page-count="6" meta:paragraph-count="128" meta:word-count="1058" meta:character-count="6908" meta:non-whitespace-character-count="5987"/>
  </office:meta>
</office:document-meta>
</file>